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007cm" style:rel-column-width="11593*"/>
    </style:style>
    <style:style style:name="Table1.B" style:family="table-column">
      <style:table-column-properties style:column-width="3.487cm" style:rel-column-width="13442*"/>
    </style:style>
    <style:style style:name="Table1.C" style:family="table-column">
      <style:table-column-properties style:column-width="3.198cm" style:rel-column-width="12327*"/>
    </style:style>
    <style:style style:name="Table1.D" style:family="table-column">
      <style:table-column-properties style:column-width="3.417cm" style:rel-column-width="13170*"/>
    </style:style>
    <style:style style:name="Table1.E" style:family="table-column">
      <style:table-column-properties style:column-width="3.891cm" style:rel-column-width="15003*"/>
    </style:style>
    <style:style style:name="Table1.A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0*"/>
    </style:style>
    <style:style style:name="Table2.B" style:family="table-column">
      <style:table-column-properties style:column-width="4.071cm" style:rel-column-width="15693*"/>
    </style:style>
    <style:style style:name="Table2.C" style:family="table-column">
      <style:table-column-properties style:column-width="3.39cm" style:rel-column-width="13068*"/>
    </style:style>
    <style:style style:name="Table2.D" style:family="table-column">
      <style:table-column-properties style:column-width="3.007cm" style:rel-column-width="11593*"/>
    </style:style>
    <style:style style:name="Table2.E" style:family="table-column">
      <style:table-column-properties style:column-width="3.699cm" style:rel-column-width="14261*"/>
    </style:style>
    <style:style style:name="Table2.A1" style:family="table-cell">
      <style:table-cell-properties style:vertical-align="middle" fo:padding="0.097cm" fo:border-left="0.05pt solid #000000" fo:border-right="none" fo:border-top="0.05pt solid #000000" fo:border-bottom="0.05pt solid #000000"/>
    </style:style>
    <style:style style:name="Table2.E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89cm" style:rel-column-width="15761*"/>
    </style:style>
    <style:style style:name="Table3.B" style:family="table-column">
      <style:table-column-properties style:column-width="3.512cm" style:rel-column-width="13538*"/>
    </style:style>
    <style:style style:name="Table3.C" style:family="table-column">
      <style:table-column-properties style:column-width="3.295cm" style:rel-column-width="12701*"/>
    </style:style>
    <style:style style:name="Table3.D" style:family="table-column">
      <style:table-column-properties style:column-width="2.91cm" style:rel-column-width="11219*"/>
    </style:style>
    <style:style style:name="Table3.E" style:family="table-column">
      <style:table-column-properties style:column-width="3.194cm" style:rel-column-width="12316*"/>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E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896cm" style:rel-column-width="15020*"/>
    </style:style>
    <style:style style:name="Table4.B" style:family="table-column">
      <style:table-column-properties style:column-width="3.609cm" style:rel-column-width="13912*"/>
    </style:style>
    <style:style style:name="Table4.C" style:family="table-column">
      <style:table-column-properties style:column-width="3.582cm" style:rel-column-width="13810*"/>
    </style:style>
    <style:style style:name="Table4.D" style:family="table-column">
      <style:table-column-properties style:column-width="2.91cm" style:rel-column-width="11219*"/>
    </style:style>
    <style:style style:name="Table4.E" style:family="table-column">
      <style:table-column-properties style:column-width="3.002cm" style:rel-column-width="11574*"/>
    </style:style>
    <style:style style:name="Table4.A1" style:family="table-cell">
      <style:table-cell-properties style:vertical-align="middle" fo:padding="0.097cm" fo:border-left="0.05pt solid #000000" fo:border-right="none" fo:border-top="0.05pt solid #000000" fo:border-bottom="0.05pt solid #000000"/>
    </style:style>
    <style:style style:name="Table4.E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E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801cm" style:rel-column-width="14653*"/>
    </style:style>
    <style:style style:name="Table5.B" style:family="table-column">
      <style:table-column-properties style:column-width="3.103cm" style:rel-column-width="11960*"/>
    </style:style>
    <style:style style:name="Table5.C" style:family="table-column">
      <style:table-column-properties style:column-width="3.295cm" style:rel-column-width="12701*"/>
    </style:style>
    <style:style style:name="Table5.D" style:family="table-column">
      <style:table-column-properties style:column-width="2.91cm" style:rel-column-width="11219*"/>
    </style:style>
    <style:style style:name="Table5.E" style:family="table-column">
      <style:table-column-properties style:column-width="3.891cm" style:rel-column-width="15002*"/>
    </style:style>
    <style:style style:name="Table5.A1" style:family="table-cell">
      <style:table-cell-properties style:vertical-align="middle" fo:padding="0.097cm" fo:border-left="0.05pt solid #000000" fo:border-right="none" fo:border-top="0.05pt solid #000000" fo:border-bottom="0.05pt solid #000000"/>
    </style:style>
    <style:style style:name="Table5.E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E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801cm" style:rel-column-width="14653*"/>
    </style:style>
    <style:style style:name="Table6.B" style:family="table-column">
      <style:table-column-properties style:column-width="3.487cm" style:rel-column-width="13442*"/>
    </style:style>
    <style:style style:name="Table6.C" style:family="table-column">
      <style:table-column-properties style:column-width="3.103cm" style:rel-column-width="11960*"/>
    </style:style>
    <style:style style:name="Table6.D" style:family="table-column">
      <style:table-column-properties style:column-width="3.32cm" style:rel-column-width="12796*"/>
    </style:style>
    <style:style style:name="Table6.E" style:family="table-column">
      <style:table-column-properties style:column-width="3.29cm" style:rel-column-width="12684*"/>
    </style:style>
    <style:style style:name="Table6.A1" style:family="table-cell">
      <style:table-cell-properties style:vertical-align="middle" fo:padding="0.097cm" fo:border-left="0.05pt solid #000000" fo:border-right="none" fo:border-top="0.05pt solid #000000" fo:border-bottom="0.05pt solid #000000"/>
    </style:style>
    <style:style style:name="Table6.E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E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801cm" style:rel-column-width="14653*"/>
    </style:style>
    <style:style style:name="Table7.B" style:family="table-column">
      <style:table-column-properties style:column-width="3.103cm" style:rel-column-width="11960*"/>
    </style:style>
    <style:style style:name="Table7.D" style:family="table-column">
      <style:table-column-properties style:column-width="3.39cm" style:rel-column-width="13068*"/>
    </style:style>
    <style:style style:name="Table7.E" style:family="table-column">
      <style:table-column-properties style:column-width="3.604cm" style:rel-column-width="13894*"/>
    </style:style>
    <style:style style:name="Table7.A1" style:family="table-cell">
      <style:table-cell-properties style:vertical-align="middle" fo:padding="0.097cm" fo:border-left="0.05pt solid #000000" fo:border-right="none" fo:border-top="0.05pt solid #000000" fo:border-bottom="0.05pt solid #000000"/>
    </style:style>
    <style:style style:name="Table7.E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0ca02f" officeooo:paragraph-rsid="000ca02f"/>
    </style:style>
    <style:style style:name="P2" style:family="paragraph" style:parent-style-name="Standard">
      <style:text-properties officeooo:rsid="000d7941" officeooo:paragraph-rsid="000d7941"/>
    </style:style>
    <style:style style:name="P3" style:family="paragraph" style:parent-style-name="Standard">
      <style:text-properties officeooo:rsid="000d7941" officeooo:paragraph-rsid="00131a4f"/>
    </style:style>
    <style:style style:name="P4" style:family="paragraph" style:parent-style-name="Standard">
      <style:text-properties officeooo:rsid="000d7941" officeooo:paragraph-rsid="00138c35"/>
    </style:style>
    <style:style style:name="P5" style:family="paragraph" style:parent-style-name="Standard">
      <style:text-properties officeooo:rsid="000d7941" officeooo:paragraph-rsid="00155006"/>
    </style:style>
    <style:style style:name="P6" style:family="paragraph" style:parent-style-name="Standard">
      <style:paragraph-properties fo:text-align="center" style:justify-single-word="false"/>
      <style:text-properties fo:font-size="14pt" fo:font-weight="bold" officeooo:rsid="000d7941" officeooo:paragraph-rsid="000d7941"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0d7941" officeooo:paragraph-rsid="00131a4f"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0d7941" officeooo:paragraph-rsid="00138c35"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0d7941" officeooo:paragraph-rsid="0015500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0ca02f" officeooo:paragraph-rsid="000ca02f" style:font-size-asian="14pt" style:font-weight-asian="bold" style:font-size-complex="14pt" style:font-weight-complex="bold"/>
    </style:style>
    <style:style style:name="P11" style:family="paragraph" style:parent-style-name="Standard">
      <style:text-properties officeooo:paragraph-rsid="000d7941"/>
    </style:style>
    <style:style style:name="P12" style:family="paragraph" style:parent-style-name="Standard">
      <style:text-properties officeooo:paragraph-rsid="00131a4f"/>
    </style:style>
    <style:style style:name="P13" style:family="paragraph" style:parent-style-name="Standard">
      <style:text-properties officeooo:paragraph-rsid="00138c35"/>
    </style:style>
    <style:style style:name="P14" style:family="paragraph" style:parent-style-name="Standard">
      <style:text-properties officeooo:paragraph-rsid="00155006"/>
    </style:style>
    <style:style style:name="P15" style:family="paragraph" style:parent-style-name="Table_20_Contents">
      <style:paragraph-properties fo:text-align="center" style:justify-single-word="false"/>
      <style:text-properties fo:font-weight="bold" officeooo:rsid="000ca02f" officeooo:paragraph-rsid="000ca02f" style:font-weight-asian="bold" style:font-weight-complex="bold"/>
    </style:style>
    <style:style style:name="P16" style:family="paragraph" style:parent-style-name="Table_20_Contents">
      <style:paragraph-properties fo:text-align="center" style:justify-single-word="false"/>
      <style:text-properties fo:font-weight="bold" officeooo:rsid="000ca02f" officeooo:paragraph-rsid="000d7941" style:font-weight-asian="bold" style:font-weight-complex="bold"/>
    </style:style>
    <style:style style:name="P17" style:family="paragraph" style:parent-style-name="Table_20_Contents">
      <style:paragraph-properties fo:text-align="center" style:justify-single-word="false"/>
      <style:text-properties fo:font-weight="bold" officeooo:rsid="000ca02f" officeooo:paragraph-rsid="00131a4f" style:font-weight-asian="bold" style:font-weight-complex="bold"/>
    </style:style>
    <style:style style:name="P18" style:family="paragraph" style:parent-style-name="Table_20_Contents">
      <style:paragraph-properties fo:text-align="center" style:justify-single-word="false"/>
      <style:text-properties fo:font-weight="bold" officeooo:rsid="000ca02f" officeooo:paragraph-rsid="00138c35" style:font-weight-asian="bold" style:font-weight-complex="bold"/>
    </style:style>
    <style:style style:name="P19" style:family="paragraph" style:parent-style-name="Table_20_Contents">
      <style:paragraph-properties fo:text-align="center" style:justify-single-word="false"/>
      <style:text-properties fo:font-weight="bold" officeooo:rsid="000ca02f" officeooo:paragraph-rsid="00155006" style:font-weight-asian="bold" style:font-weight-complex="bold"/>
    </style:style>
    <style:style style:name="P20" style:family="paragraph" style:parent-style-name="Table_20_Contents">
      <style:paragraph-properties fo:text-align="center" style:justify-single-word="false"/>
      <style:text-properties fo:font-weight="bold" officeooo:rsid="000ca02f" officeooo:paragraph-rsid="010f8e3b" style:font-weight-asian="bold" style:font-weight-complex="bold"/>
    </style:style>
    <style:style style:name="P21" style:family="paragraph" style:parent-style-name="Table_20_Contents">
      <style:paragraph-properties fo:text-align="center" style:justify-single-word="false"/>
      <style:text-properties fo:font-weight="bold" officeooo:rsid="006a4ec8" officeooo:paragraph-rsid="006a4ec8" style:font-weight-asian="bold" style:font-weight-complex="bold"/>
    </style:style>
    <style:style style:name="P22" style:family="paragraph" style:parent-style-name="Table_20_Contents">
      <style:paragraph-properties fo:text-align="start" style:justify-single-word="false"/>
      <style:text-properties officeooo:rsid="000f340f" officeooo:paragraph-rsid="006c1560"/>
    </style:style>
    <style:style style:name="P23" style:family="paragraph" style:parent-style-name="Table_20_Contents">
      <style:paragraph-properties fo:text-align="start" style:justify-single-word="false"/>
      <style:text-properties officeooo:rsid="000f340f" officeooo:paragraph-rsid="00744a92"/>
    </style:style>
    <style:style style:name="P24" style:family="paragraph" style:parent-style-name="Table_20_Contents">
      <style:paragraph-properties fo:text-align="start" style:justify-single-word="false"/>
      <style:text-properties officeooo:rsid="000f340f" officeooo:paragraph-rsid="00758907"/>
    </style:style>
    <style:style style:name="P25" style:family="paragraph" style:parent-style-name="Table_20_Contents">
      <style:paragraph-properties fo:text-align="start" style:justify-single-word="false"/>
      <style:text-properties officeooo:rsid="000f340f" officeooo:paragraph-rsid="007e28b7"/>
    </style:style>
    <style:style style:name="P26" style:family="paragraph" style:parent-style-name="Table_20_Contents">
      <style:paragraph-properties fo:text-align="start" style:justify-single-word="false"/>
      <style:text-properties officeooo:rsid="000f340f" officeooo:paragraph-rsid="0080038d"/>
    </style:style>
    <style:style style:name="P27" style:family="paragraph" style:parent-style-name="Table_20_Contents">
      <style:paragraph-properties fo:text-align="start" style:justify-single-word="false"/>
      <style:text-properties officeooo:rsid="000f340f" officeooo:paragraph-rsid="00857180"/>
    </style:style>
    <style:style style:name="P28" style:family="paragraph" style:parent-style-name="Table_20_Contents">
      <style:paragraph-properties fo:text-align="start" style:justify-single-word="false"/>
      <style:text-properties officeooo:rsid="000f340f" officeooo:paragraph-rsid="0095383e"/>
    </style:style>
    <style:style style:name="P29" style:family="paragraph" style:parent-style-name="Table_20_Contents">
      <style:paragraph-properties fo:text-align="start" style:justify-single-word="false"/>
      <style:text-properties officeooo:rsid="000f340f" officeooo:paragraph-rsid="009b1d38"/>
    </style:style>
    <style:style style:name="P30" style:family="paragraph" style:parent-style-name="Table_20_Contents">
      <style:paragraph-properties fo:text-align="start" style:justify-single-word="false"/>
      <style:text-properties officeooo:rsid="000f340f" officeooo:paragraph-rsid="00a0a246"/>
    </style:style>
    <style:style style:name="P31" style:family="paragraph" style:parent-style-name="Table_20_Contents">
      <style:paragraph-properties fo:text-align="start" style:justify-single-word="false"/>
      <style:text-properties officeooo:rsid="000f340f" officeooo:paragraph-rsid="00a657f2"/>
    </style:style>
    <style:style style:name="P32" style:family="paragraph" style:parent-style-name="Table_20_Contents">
      <style:paragraph-properties fo:text-align="start" style:justify-single-word="false"/>
      <style:text-properties officeooo:rsid="000f340f" officeooo:paragraph-rsid="00a8f57f"/>
    </style:style>
    <style:style style:name="P33" style:family="paragraph" style:parent-style-name="Table_20_Contents">
      <style:paragraph-properties fo:text-align="start" style:justify-single-word="false"/>
      <style:text-properties officeooo:rsid="000f340f" officeooo:paragraph-rsid="00ac065b"/>
    </style:style>
    <style:style style:name="P34" style:family="paragraph" style:parent-style-name="Table_20_Contents">
      <style:paragraph-properties fo:text-align="start" style:justify-single-word="false"/>
      <style:text-properties officeooo:rsid="000f340f" officeooo:paragraph-rsid="00adb3ae"/>
    </style:style>
    <style:style style:name="P35" style:family="paragraph" style:parent-style-name="Table_20_Contents">
      <style:paragraph-properties fo:text-align="start" style:justify-single-word="false"/>
      <style:text-properties officeooo:rsid="000f340f" officeooo:paragraph-rsid="00afaef2"/>
    </style:style>
    <style:style style:name="P36" style:family="paragraph" style:parent-style-name="Table_20_Contents">
      <style:paragraph-properties fo:text-align="start" style:justify-single-word="false"/>
      <style:text-properties officeooo:rsid="000f340f" officeooo:paragraph-rsid="00c188f4"/>
    </style:style>
    <style:style style:name="P37" style:family="paragraph" style:parent-style-name="Table_20_Contents">
      <style:paragraph-properties fo:text-align="start" style:justify-single-word="false"/>
      <style:text-properties officeooo:rsid="000f340f" officeooo:paragraph-rsid="00c841c3"/>
    </style:style>
    <style:style style:name="P38" style:family="paragraph" style:parent-style-name="Table_20_Contents">
      <style:paragraph-properties fo:text-align="start" style:justify-single-word="false"/>
      <style:text-properties officeooo:rsid="000f340f" officeooo:paragraph-rsid="00ce8af3"/>
    </style:style>
    <style:style style:name="P39" style:family="paragraph" style:parent-style-name="Table_20_Contents">
      <style:paragraph-properties fo:text-align="start" style:justify-single-word="false"/>
      <style:text-properties officeooo:rsid="000f340f" officeooo:paragraph-rsid="010f8e3b"/>
    </style:style>
    <style:style style:name="P40" style:family="paragraph" style:parent-style-name="Table_20_Contents">
      <style:paragraph-properties fo:text-align="start" style:justify-single-word="false"/>
      <style:text-properties fo:font-size="11pt" officeooo:rsid="000f340f" officeooo:paragraph-rsid="006a6e8a" style:font-size-asian="11pt" style:font-size-complex="11pt"/>
    </style:style>
    <style:style style:name="P41" style:family="paragraph" style:parent-style-name="Table_20_Contents">
      <style:paragraph-properties fo:text-align="start" style:justify-single-word="false"/>
      <style:text-properties fo:font-size="11pt" officeooo:rsid="000f340f" officeooo:paragraph-rsid="00afaef2" style:font-size-asian="11pt" style:font-size-complex="11pt"/>
    </style:style>
    <style:style style:name="P42" style:family="paragraph" style:parent-style-name="Table_20_Contents">
      <style:paragraph-properties fo:text-align="start" style:justify-single-word="false"/>
      <style:text-properties fo:font-size="11pt" officeooo:rsid="000f340f" officeooo:paragraph-rsid="00b0cda8" style:font-size-asian="11pt" style:font-size-complex="11pt"/>
    </style:style>
    <style:style style:name="P43" style:family="paragraph" style:parent-style-name="Table_20_Contents">
      <style:paragraph-properties fo:text-align="start" style:justify-single-word="false"/>
      <style:text-properties fo:font-size="11pt" officeooo:rsid="000f340f" officeooo:paragraph-rsid="00b429ee" style:font-size-asian="11pt" style:font-size-complex="11pt"/>
    </style:style>
    <style:style style:name="P44" style:family="paragraph" style:parent-style-name="Table_20_Contents">
      <style:paragraph-properties fo:text-align="start" style:justify-single-word="false"/>
      <style:text-properties fo:color="#ff0000" fo:font-size="11pt" fo:font-weight="bold" officeooo:rsid="000f340f" officeooo:paragraph-rsid="006a6e8a" style:font-size-asian="11pt" style:font-weight-asian="bold" style:font-size-complex="11pt" style:font-weight-complex="bold"/>
    </style:style>
    <style:style style:name="P45" style:family="paragraph" style:parent-style-name="Standard">
      <style:text-properties fo:color="#ff0000" fo:font-size="14pt" officeooo:rsid="000ca02f" officeooo:paragraph-rsid="000ca02f" style:font-size-asian="14pt" style:font-size-complex="14pt"/>
    </style:style>
    <style:style style:name="P46" style:family="paragraph" style:parent-style-name="Standard">
      <style:text-properties fo:color="#00cc00" fo:font-size="14pt" officeooo:rsid="000ca02f" officeooo:paragraph-rsid="000ca02f" style:font-size-asian="14pt" style:font-size-complex="14pt"/>
    </style:style>
    <style:style style:name="P47" style:family="paragraph" style:parent-style-name="Standard">
      <style:text-properties fo:color="#0000ff" fo:font-size="14pt" officeooo:rsid="000ca02f" officeooo:paragraph-rsid="000ca02f" style:font-size-asian="14pt" style:font-size-complex="14pt"/>
    </style:style>
    <style:style style:name="P48" style:family="paragraph" style:parent-style-name="Standard">
      <style:text-properties fo:font-size="14pt" fo:font-weight="bold" officeooo:rsid="000d7941" officeooo:paragraph-rsid="000ca02f" style:font-size-asian="14pt" style:font-weight-asian="bold" style:font-size-complex="14pt" style:font-weight-complex="bold"/>
    </style:style>
    <style:style style:name="P49" style:family="paragraph" style:parent-style-name="Standard">
      <style:text-properties fo:color="#000000" fo:font-size="14pt" officeooo:rsid="000ca02f" officeooo:paragraph-rsid="000ca02f" style:font-size-asian="14pt" style:font-size-complex="14pt"/>
    </style:style>
    <style:style style:name="P50" style:family="paragraph" style:parent-style-name="Table_20_Contents">
      <style:paragraph-properties fo:text-align="center" style:justify-single-word="false"/>
      <style:text-properties fo:color="#00cc00" fo:font-weight="bold" officeooo:rsid="006a4ec8" officeooo:paragraph-rsid="006a4ec8" style:font-weight-asian="bold" style:font-weight-complex="bold"/>
    </style:style>
    <style:style style:name="P51" style:family="paragraph" style:parent-style-name="Table_20_Contents">
      <style:paragraph-properties fo:text-align="start" style:justify-single-word="false"/>
      <style:text-properties fo:color="#00cc00" fo:font-size="11pt" officeooo:rsid="000f340f" officeooo:paragraph-rsid="006a6e8a" style:font-size-asian="11pt" style:font-size-complex="11pt"/>
    </style:style>
    <style:style style:name="P52" style:family="paragraph" style:parent-style-name="Table_20_Contents">
      <style:paragraph-properties fo:text-align="start" style:justify-single-word="false"/>
      <style:text-properties fo:color="#00cc00" fo:font-size="11pt" officeooo:rsid="000f340f" officeooo:paragraph-rsid="007ab8de" style:font-size-asian="11pt" style:font-size-complex="11pt"/>
    </style:style>
    <style:style style:name="P53" style:family="paragraph" style:parent-style-name="Table_20_Contents">
      <style:paragraph-properties fo:text-align="center" style:justify-single-word="false"/>
      <style:text-properties fo:color="#0000ff" fo:font-weight="bold" officeooo:rsid="000ca02f" officeooo:paragraph-rsid="000ca02f" style:font-weight-asian="bold" style:font-weight-complex="bold"/>
    </style:style>
    <style:style style:name="P54" style:family="paragraph" style:parent-style-name="Table_20_Contents">
      <style:paragraph-properties fo:text-align="center" style:justify-single-word="false"/>
      <style:text-properties fo:color="#0000ff" fo:font-weight="bold" officeooo:rsid="000ca02f" officeooo:paragraph-rsid="000d7941" style:font-weight-asian="bold" style:font-weight-complex="bold"/>
    </style:style>
    <style:style style:name="P55" style:family="paragraph" style:parent-style-name="Table_20_Contents">
      <style:paragraph-properties fo:text-align="center" style:justify-single-word="false"/>
      <style:text-properties fo:color="#0000ff" fo:font-weight="bold" officeooo:rsid="000ca02f" officeooo:paragraph-rsid="00131a4f" style:font-weight-asian="bold" style:font-weight-complex="bold"/>
    </style:style>
    <style:style style:name="P56" style:family="paragraph" style:parent-style-name="Table_20_Contents">
      <style:paragraph-properties fo:text-align="start" style:justify-single-word="false"/>
      <style:text-properties fo:color="#0000ff" fo:font-size="11pt" officeooo:rsid="000f340f" officeooo:paragraph-rsid="006a6e8a" style:font-size-asian="11pt" style:font-size-complex="11pt"/>
    </style:style>
    <style:style style:name="P57" style:family="paragraph" style:parent-style-name="Table_20_Contents">
      <style:paragraph-properties fo:text-align="start" style:justify-single-word="false"/>
      <style:text-properties fo:color="#0000ff" officeooo:rsid="000f340f" officeooo:paragraph-rsid="006c1560"/>
    </style:style>
    <style:style style:name="P58" style:family="paragraph" style:parent-style-name="Table_20_Contents">
      <style:paragraph-properties fo:text-align="start" style:justify-single-word="false"/>
      <style:text-properties fo:color="#0000ff" officeooo:rsid="000f340f" officeooo:paragraph-rsid="00968884"/>
    </style:style>
    <style:style style:name="T1" style:family="text">
      <style:text-properties officeooo:rsid="00131a4f"/>
    </style:style>
    <style:style style:name="T2" style:family="text">
      <style:text-properties officeooo:rsid="00138c35"/>
    </style:style>
    <style:style style:name="T3" style:family="text">
      <style:text-properties officeooo:rsid="00155006"/>
    </style:style>
    <style:style style:name="T4" style:family="text">
      <style:text-properties officeooo:rsid="00692e26"/>
    </style:style>
    <style:style style:name="T5" style:family="text">
      <style:text-properties officeooo:rsid="006e4cc5"/>
    </style:style>
    <style:style style:name="T6" style:family="text">
      <style:text-properties officeooo:rsid="006ecbd3"/>
    </style:style>
    <style:style style:name="T7" style:family="text">
      <style:text-properties officeooo:rsid="006fca65"/>
    </style:style>
    <style:style style:name="T8" style:family="text">
      <style:text-properties officeooo:rsid="006fcada"/>
    </style:style>
    <style:style style:name="T9" style:family="text">
      <style:text-properties officeooo:rsid="00713bec"/>
    </style:style>
    <style:style style:name="T10" style:family="text">
      <style:text-properties officeooo:rsid="00724df7"/>
    </style:style>
    <style:style style:name="T11" style:family="text">
      <style:text-properties officeooo:rsid="00744a92"/>
    </style:style>
    <style:style style:name="T12" style:family="text">
      <style:text-properties officeooo:rsid="0074a3fa"/>
    </style:style>
    <style:style style:name="T13" style:family="text">
      <style:text-properties officeooo:rsid="007508ea"/>
    </style:style>
    <style:style style:name="T14" style:family="text">
      <style:text-properties officeooo:rsid="00758907"/>
    </style:style>
    <style:style style:name="T15" style:family="text">
      <style:text-properties officeooo:rsid="007607f7"/>
    </style:style>
    <style:style style:name="T16" style:family="text">
      <style:text-properties officeooo:rsid="0077cceb"/>
    </style:style>
    <style:style style:name="T17" style:family="text">
      <style:text-properties officeooo:rsid="00782fa3"/>
    </style:style>
    <style:style style:name="T18" style:family="text">
      <style:text-properties officeooo:rsid="0078721e"/>
    </style:style>
    <style:style style:name="T19" style:family="text">
      <style:text-properties officeooo:rsid="0079acf2"/>
    </style:style>
    <style:style style:name="T20" style:family="text">
      <style:text-properties officeooo:rsid="007a47f0"/>
    </style:style>
    <style:style style:name="T21" style:family="text">
      <style:text-properties officeooo:rsid="007caa28"/>
    </style:style>
    <style:style style:name="T22" style:family="text">
      <style:text-properties officeooo:rsid="007e28b7"/>
    </style:style>
    <style:style style:name="T23" style:family="text">
      <style:text-properties officeooo:rsid="00810b5c"/>
    </style:style>
    <style:style style:name="T24" style:family="text">
      <style:text-properties officeooo:rsid="00836755"/>
    </style:style>
    <style:style style:name="T25" style:family="text">
      <style:text-properties officeooo:rsid="0084b953"/>
    </style:style>
    <style:style style:name="T26" style:family="text">
      <style:text-properties officeooo:rsid="00855052"/>
    </style:style>
    <style:style style:name="T27" style:family="text">
      <style:text-properties officeooo:rsid="0085a83c"/>
    </style:style>
    <style:style style:name="T28" style:family="text">
      <style:text-properties officeooo:rsid="0086675a"/>
    </style:style>
    <style:style style:name="T29" style:family="text">
      <style:text-properties officeooo:rsid="00883bf8"/>
    </style:style>
    <style:style style:name="T30" style:family="text">
      <style:text-properties officeooo:rsid="0089d648"/>
    </style:style>
    <style:style style:name="T31" style:family="text">
      <style:text-properties officeooo:rsid="008a5240"/>
    </style:style>
    <style:style style:name="T32" style:family="text">
      <style:text-properties officeooo:rsid="008b98ce"/>
    </style:style>
    <style:style style:name="T33" style:family="text">
      <style:text-properties officeooo:rsid="008cddf6"/>
    </style:style>
    <style:style style:name="T34" style:family="text">
      <style:text-properties officeooo:rsid="008de003"/>
    </style:style>
    <style:style style:name="T35" style:family="text">
      <style:text-properties officeooo:rsid="008e5adb"/>
    </style:style>
    <style:style style:name="T36" style:family="text">
      <style:text-properties officeooo:rsid="008e750e"/>
    </style:style>
    <style:style style:name="T37" style:family="text">
      <style:text-properties officeooo:rsid="0090c82a"/>
    </style:style>
    <style:style style:name="T38" style:family="text">
      <style:text-properties officeooo:rsid="00917d86"/>
    </style:style>
    <style:style style:name="T39" style:family="text">
      <style:text-properties officeooo:rsid="00919a00"/>
    </style:style>
    <style:style style:name="T40" style:family="text">
      <style:text-properties officeooo:rsid="00932cd2"/>
    </style:style>
    <style:style style:name="T41" style:family="text">
      <style:text-properties officeooo:rsid="009408a1"/>
    </style:style>
    <style:style style:name="T42" style:family="text">
      <style:text-properties officeooo:rsid="0095383e"/>
    </style:style>
    <style:style style:name="T43" style:family="text">
      <style:text-properties officeooo:rsid="00987cf0"/>
    </style:style>
    <style:style style:name="T44" style:family="text">
      <style:text-properties officeooo:rsid="00996a6b"/>
    </style:style>
    <style:style style:name="T45" style:family="text">
      <style:text-properties officeooo:rsid="009b63f4"/>
    </style:style>
    <style:style style:name="T46" style:family="text">
      <style:text-properties officeooo:rsid="009d2bf3"/>
    </style:style>
    <style:style style:name="T47" style:family="text">
      <style:text-properties officeooo:rsid="009f06b8"/>
    </style:style>
    <style:style style:name="T48" style:family="text">
      <style:text-properties officeooo:rsid="00a0a246"/>
    </style:style>
    <style:style style:name="T49" style:family="text">
      <style:text-properties officeooo:rsid="00a11fad"/>
    </style:style>
    <style:style style:name="T50" style:family="text">
      <style:text-properties officeooo:rsid="00a2cefc"/>
    </style:style>
    <style:style style:name="T51" style:family="text">
      <style:text-properties officeooo:rsid="00a4c56b"/>
    </style:style>
    <style:style style:name="T52" style:family="text">
      <style:text-properties officeooo:rsid="00a5e778"/>
    </style:style>
    <style:style style:name="T53" style:family="text">
      <style:text-properties officeooo:rsid="00a6446a"/>
    </style:style>
    <style:style style:name="T54" style:family="text">
      <style:text-properties officeooo:rsid="00a6989a"/>
    </style:style>
    <style:style style:name="T55" style:family="text">
      <style:text-properties officeooo:rsid="00a83ebe"/>
    </style:style>
    <style:style style:name="T56" style:family="text">
      <style:text-properties officeooo:rsid="00a8f57f"/>
    </style:style>
    <style:style style:name="T57" style:family="text">
      <style:text-properties officeooo:rsid="00a9da9d"/>
    </style:style>
    <style:style style:name="T58" style:family="text">
      <style:text-properties officeooo:rsid="00ab4fe0"/>
    </style:style>
    <style:style style:name="T59" style:family="text">
      <style:text-properties officeooo:rsid="00ab77a4"/>
    </style:style>
    <style:style style:name="T60" style:family="text">
      <style:text-properties officeooo:rsid="00ab7b07"/>
    </style:style>
    <style:style style:name="T61" style:family="text">
      <style:text-properties officeooo:rsid="00ab958f"/>
    </style:style>
    <style:style style:name="T62" style:family="text">
      <style:text-properties officeooo:rsid="00ac065b"/>
    </style:style>
    <style:style style:name="T63" style:family="text">
      <style:text-properties officeooo:rsid="00ac904b"/>
    </style:style>
    <style:style style:name="T64" style:family="text">
      <style:text-properties officeooo:rsid="00b00629"/>
    </style:style>
    <style:style style:name="T65" style:family="text">
      <style:text-properties officeooo:rsid="00b106b4"/>
    </style:style>
    <style:style style:name="T66" style:family="text">
      <style:text-properties officeooo:rsid="00b124e7"/>
    </style:style>
    <style:style style:name="T67" style:family="text">
      <style:text-properties officeooo:rsid="00b20dbb"/>
    </style:style>
    <style:style style:name="T68" style:family="text">
      <style:text-properties officeooo:rsid="00b2f7a9"/>
    </style:style>
    <style:style style:name="T69" style:family="text">
      <style:text-properties officeooo:rsid="00b329ef"/>
    </style:style>
    <style:style style:name="T70" style:family="text">
      <style:text-properties officeooo:rsid="00b3bcbc"/>
    </style:style>
    <style:style style:name="T71" style:family="text">
      <style:text-properties officeooo:rsid="00b429ee"/>
    </style:style>
    <style:style style:name="T72" style:family="text">
      <style:text-properties officeooo:rsid="00b57aee"/>
    </style:style>
    <style:style style:name="T73" style:family="text">
      <style:text-properties officeooo:rsid="00b5bc8f"/>
    </style:style>
    <style:style style:name="T74" style:family="text">
      <style:text-properties officeooo:rsid="00b68adb"/>
    </style:style>
    <style:style style:name="T75" style:family="text">
      <style:text-properties officeooo:rsid="00b6b347"/>
    </style:style>
    <style:style style:name="T76" style:family="text">
      <style:text-properties officeooo:rsid="00b84db3"/>
    </style:style>
    <style:style style:name="T77" style:family="text">
      <style:text-properties officeooo:rsid="00b95c48"/>
    </style:style>
    <style:style style:name="T78" style:family="text">
      <style:text-properties officeooo:rsid="00b9b329"/>
    </style:style>
    <style:style style:name="T79" style:family="text">
      <style:text-properties officeooo:rsid="00ba73b7"/>
    </style:style>
    <style:style style:name="T80" style:family="text">
      <style:text-properties officeooo:rsid="00bb1d87"/>
    </style:style>
    <style:style style:name="T81" style:family="text">
      <style:text-properties officeooo:rsid="00bb85e1"/>
    </style:style>
    <style:style style:name="T82" style:family="text">
      <style:text-properties officeooo:rsid="00bc8a4e"/>
    </style:style>
    <style:style style:name="T83" style:family="text">
      <style:text-properties officeooo:rsid="00bd63a4"/>
    </style:style>
    <style:style style:name="T84" style:family="text">
      <style:text-properties officeooo:rsid="00bf0af0"/>
    </style:style>
    <style:style style:name="T85" style:family="text">
      <style:text-properties officeooo:rsid="00bf43ba"/>
    </style:style>
    <style:style style:name="T86" style:family="text">
      <style:text-properties officeooo:rsid="00c0e03c"/>
    </style:style>
    <style:style style:name="T87" style:family="text">
      <style:text-properties officeooo:rsid="00c0f8b1"/>
    </style:style>
    <style:style style:name="T88" style:family="text">
      <style:text-properties officeooo:rsid="00c15899"/>
    </style:style>
    <style:style style:name="T89" style:family="text">
      <style:text-properties officeooo:rsid="00c188f4"/>
    </style:style>
    <style:style style:name="T90" style:family="text">
      <style:text-properties officeooo:rsid="00c347f7"/>
    </style:style>
    <style:style style:name="T91" style:family="text">
      <style:text-properties officeooo:rsid="00c3b06a"/>
    </style:style>
    <style:style style:name="T92" style:family="text">
      <style:text-properties officeooo:rsid="00c55f8d"/>
    </style:style>
    <style:style style:name="T93" style:family="text">
      <style:text-properties officeooo:rsid="00c7315a"/>
    </style:style>
    <style:style style:name="T94" style:family="text">
      <style:text-properties officeooo:rsid="00ca3cae"/>
    </style:style>
    <style:style style:name="T95" style:family="text">
      <style:text-properties officeooo:rsid="00cbfc67"/>
    </style:style>
    <style:style style:name="T96" style:family="text">
      <style:text-properties officeooo:rsid="00cd4a20"/>
    </style:style>
    <style:style style:name="T97" style:family="text">
      <style:text-properties officeooo:rsid="00cdea86"/>
    </style:style>
    <style:style style:name="T98" style:family="text">
      <style:text-properties officeooo:rsid="00ce8af3"/>
    </style:style>
    <style:style style:name="T99" style:family="text">
      <style:text-properties officeooo:rsid="00cfbfe8"/>
    </style:style>
    <style:style style:name="T100" style:family="text">
      <style:text-properties officeooo:rsid="00d17ffd"/>
    </style:style>
    <style:style style:name="T101" style:family="text">
      <style:text-properties officeooo:rsid="00d294c6"/>
    </style:style>
    <style:style style:name="T102" style:family="text">
      <style:text-properties officeooo:rsid="00d486db"/>
    </style:style>
    <style:style style:name="T103" style:family="text">
      <style:text-properties officeooo:rsid="00d66969"/>
    </style:style>
    <style:style style:name="T104" style:family="text">
      <style:text-properties officeooo:rsid="00d6787f"/>
    </style:style>
    <style:style style:name="T105" style:family="text">
      <style:text-properties officeooo:rsid="00d7c2fb"/>
    </style:style>
    <style:style style:name="T106" style:family="text">
      <style:text-properties officeooo:rsid="00d94ad5"/>
    </style:style>
    <style:style style:name="T107" style:family="text">
      <style:text-properties officeooo:rsid="00da9edd"/>
    </style:style>
    <style:style style:name="T108" style:family="text">
      <style:text-properties officeooo:rsid="00db2734"/>
    </style:style>
    <style:style style:name="T109" style:family="text">
      <style:text-properties officeooo:rsid="00dcd0e7"/>
    </style:style>
    <style:style style:name="T110" style:family="text">
      <style:text-properties officeooo:rsid="00e12567"/>
    </style:style>
    <style:style style:name="T111" style:family="text">
      <style:text-properties officeooo:rsid="00e317ff"/>
    </style:style>
    <style:style style:name="T112" style:family="text">
      <style:text-properties officeooo:rsid="00e3f092"/>
    </style:style>
    <style:style style:name="T113" style:family="text">
      <style:text-properties officeooo:rsid="00e5e0fe"/>
    </style:style>
    <style:style style:name="T114" style:family="text">
      <style:text-properties officeooo:rsid="00e75d29"/>
    </style:style>
    <style:style style:name="T115" style:family="text">
      <style:text-properties officeooo:rsid="00e7b84c"/>
    </style:style>
    <style:style style:name="T116" style:family="text">
      <style:text-properties officeooo:rsid="00e967bb"/>
    </style:style>
    <style:style style:name="T117" style:family="text">
      <style:text-properties officeooo:rsid="00ea9393"/>
    </style:style>
    <style:style style:name="T118" style:family="text">
      <style:text-properties officeooo:rsid="00ec1690"/>
    </style:style>
    <style:style style:name="T119" style:family="text">
      <style:text-properties officeooo:rsid="00ed6177"/>
    </style:style>
    <style:style style:name="T120" style:family="text">
      <style:text-properties officeooo:rsid="00ed7ffd"/>
    </style:style>
    <style:style style:name="T121" style:family="text">
      <style:text-properties officeooo:rsid="00eec129"/>
    </style:style>
    <style:style style:name="T122" style:family="text">
      <style:text-properties officeooo:rsid="00efe4ec"/>
    </style:style>
    <style:style style:name="T123" style:family="text">
      <style:text-properties officeooo:rsid="00f183c3"/>
    </style:style>
    <style:style style:name="T124" style:family="text">
      <style:text-properties officeooo:rsid="00f2d8f7"/>
    </style:style>
    <style:style style:name="T125" style:family="text">
      <style:text-properties officeooo:rsid="00f5d49c"/>
    </style:style>
    <style:style style:name="T126" style:family="text">
      <style:text-properties officeooo:rsid="00f7b361"/>
    </style:style>
    <style:style style:name="T127" style:family="text">
      <style:text-properties officeooo:rsid="00f89f5e"/>
    </style:style>
    <style:style style:name="T128" style:family="text">
      <style:text-properties officeooo:rsid="00fa89c0"/>
    </style:style>
    <style:style style:name="T129" style:family="text">
      <style:text-properties officeooo:rsid="00fcdb96"/>
    </style:style>
    <style:style style:name="T130" style:family="text">
      <style:text-properties officeooo:rsid="00fda524"/>
    </style:style>
    <style:style style:name="T131" style:family="text">
      <style:text-properties officeooo:rsid="00feef8c"/>
    </style:style>
    <style:style style:name="T132" style:family="text">
      <style:text-properties officeooo:rsid="00ff285e"/>
    </style:style>
    <style:style style:name="T133" style:family="text">
      <style:text-properties officeooo:rsid="0100b888"/>
    </style:style>
    <style:style style:name="T134" style:family="text">
      <style:text-properties officeooo:rsid="0100bba8"/>
    </style:style>
    <style:style style:name="T135" style:family="text">
      <style:text-properties officeooo:rsid="01027bed"/>
    </style:style>
    <style:style style:name="T136" style:family="text">
      <style:text-properties officeooo:rsid="01029bb9"/>
    </style:style>
    <style:style style:name="T137" style:family="text">
      <style:text-properties officeooo:rsid="01031194"/>
    </style:style>
    <style:style style:name="T138" style:family="text">
      <style:text-properties officeooo:rsid="01043a80"/>
    </style:style>
    <style:style style:name="T139" style:family="text">
      <style:text-properties officeooo:rsid="0105a74d"/>
    </style:style>
    <style:style style:name="T140" style:family="text">
      <style:text-properties officeooo:rsid="0105e242"/>
    </style:style>
    <style:style style:name="T141" style:family="text">
      <style:text-properties officeooo:rsid="010616a7"/>
    </style:style>
    <style:style style:name="T142" style:family="text">
      <style:text-properties officeooo:rsid="0107366a"/>
    </style:style>
    <style:style style:name="T143" style:family="text">
      <style:text-properties officeooo:rsid="0107b4b8"/>
    </style:style>
    <style:style style:name="T144" style:family="text">
      <style:text-properties officeooo:rsid="0108cd5f"/>
    </style:style>
    <style:style style:name="T145" style:family="text">
      <style:text-properties officeooo:rsid="0109a92d"/>
    </style:style>
    <style:style style:name="T146" style:family="text">
      <style:text-properties officeooo:rsid="0109c9d1"/>
    </style:style>
    <style:style style:name="T147" style:family="text">
      <style:text-properties officeooo:rsid="010aae29"/>
    </style:style>
    <style:style style:name="T148" style:family="text">
      <style:text-properties officeooo:rsid="010b8ec8"/>
    </style:style>
    <style:style style:name="T149" style:family="text">
      <style:text-properties officeooo:rsid="010c8478"/>
    </style:style>
    <style:style style:name="T150" style:family="text">
      <style:text-properties officeooo:rsid="010d1587"/>
    </style:style>
    <style:style style:name="T151" style:family="text">
      <style:text-properties officeooo:rsid="010d4ed5"/>
    </style:style>
    <style:style style:name="T152" style:family="text">
      <style:text-properties officeooo:rsid="010e9cb1"/>
    </style:style>
    <style:style style:name="T153" style:family="text">
      <style:text-properties officeooo:rsid="010f8e3b"/>
    </style:style>
    <style:style style:name="T154" style:family="text">
      <style:text-properties officeooo:rsid="010ff42f"/>
    </style:style>
    <style:style style:name="T155" style:family="text">
      <style:text-properties officeooo:rsid="011100c9"/>
    </style:style>
    <style:style style:name="T156" style:family="text">
      <style:text-properties officeooo:rsid="01116baf"/>
    </style:style>
    <style:style style:name="T157" style:family="text">
      <style:text-properties officeooo:rsid="0112b4d2"/>
    </style:style>
    <style:style style:name="T158" style:family="text">
      <style:text-properties officeooo:rsid="0114ad17"/>
    </style:style>
    <style:style style:name="T159" style:family="text">
      <style:text-properties officeooo:rsid="011688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motion percentag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User <text:span text:style-name="T4">Prof</text:span>-<text:span text:style-name="T4">Factor</text:span></text:p>
          </table:table-cell>
          <table:table-cell table:style-name="Table1.A1" office:value-type="string">
            <text:p text:style-name="P21">0.0001</text:p>
          </table:table-cell>
          <table:table-cell table:style-name="Table1.A1" office:value-type="string">
            <text:p text:style-name="P21">0.0005</text:p>
          </table:table-cell>
          <table:table-cell table:style-name="Table1.A1" office:value-type="string">
            <text:p text:style-name="P50">0.001</text:p>
          </table:table-cell>
          <table:table-cell table:style-name="Table1.E1" office:value-type="string">
            <text:p text:style-name="P21">0.005</text:p>
          </table:table-cell>
        </table:table-row>
        <table:table-row>
          <table:table-cell table:style-name="Table1.A2" office:value-type="string">
            <text:p text:style-name="P15">Engaged complete</text:p>
          </table:table-cell>
          <table:table-cell table:style-name="Table1.A2" office:value-type="string">
            <text:p text:style-name="P40">Joy: <text:span text:style-name="T110">98.6%</text:span></text:p>
            <text:p text:style-name="P40">Calmness: <text:span text:style-name="T110">0.1%</text:span> <text:s/></text:p>
            <text:p text:style-name="P40">Sadness: <text:span text:style-name="T110">0%</text:span></text:p>
            <text:p text:style-name="P40">Surprise: <text:span text:style-name="T110">1.3%</text:span></text:p>
          </table:table-cell>
          <table:table-cell table:style-name="Table1.A2" office:value-type="string">
            <text:p text:style-name="P40">Joy: <text:span text:style-name="T24">98.9%</text:span></text:p>
            <text:p text:style-name="P40">Calmness: - <text:s/></text:p>
            <text:p text:style-name="P40">Sadness: -</text:p>
            <text:p text:style-name="P40">Surprise: <text:span text:style-name="T24">1.1%</text:span></text:p>
          </table:table-cell>
          <table:table-cell table:style-name="Table1.A2" office:value-type="string">
            <text:p text:style-name="P51">Joy: <text:span text:style-name="T5">98.9</text:span></text:p>
            <text:p text:style-name="P51">Calmness: <text:s/></text:p>
            <text:p text:style-name="P51">Sadness: </text:p>
            <text:p text:style-name="P51">Surprise: <text:span text:style-name="T5">1.1</text:span> </text:p>
          </table:table-cell>
          <table:table-cell table:style-name="Table1.E2" office:value-type="string">
            <text:p text:style-name="P42">Joy: <text:span text:style-name="T91">99.2</text:span></text:p>
            <text:p text:style-name="P42">Calmness: <text:s/></text:p>
            <text:p text:style-name="P42">Sadness: </text:p>
            <text:p text:style-name="P42">Surprise: <text:span text:style-name="T91">0.8%</text:span></text:p>
          </table:table-cell>
        </table:table-row>
        <table:table-row>
          <table:table-cell table:style-name="Table1.A2" office:value-type="string">
            <text:p text:style-name="P15">Engaged touch</text:p>
          </table:table-cell>
          <table:table-cell table:style-name="Table1.A2" office:value-type="string">
            <text:p text:style-name="P40">Joy: <text:span text:style-name="T117">98.3%</text:span></text:p>
            <text:p text:style-name="P40">Calmness: <text:span text:style-name="T117">0.3%</text:span> <text:s/></text:p>
            <text:p text:style-name="P40">Sadness: -</text:p>
            <text:p text:style-name="P40">Surprise: <text:span text:style-name="T117">1.4%</text:span></text:p>
          </table:table-cell>
          <table:table-cell table:style-name="Table1.A2" office:value-type="string">
            <text:p text:style-name="P40">Joy: <text:span text:style-name="T28">98.6%</text:span></text:p>
            <text:p text:style-name="P40">Calmness: <text:s/>-</text:p>
            <text:p text:style-name="P40">Sadness: -</text:p>
            <text:p text:style-name="P40">Surprise: <text:span text:style-name="T28">1.4%</text:span></text:p>
          </table:table-cell>
          <table:table-cell table:style-name="Table1.A2" office:value-type="string">
            <text:p text:style-name="P51">Joy: <text:span text:style-name="T9">98.7</text:span></text:p>
            <text:p text:style-name="P51">Calmness: <text:s/>- </text:p>
            <text:p text:style-name="P51">Sadness: -</text:p>
            <text:p text:style-name="P51">Surprise: <text:span text:style-name="T9">1.3%</text:span></text:p>
          </table:table-cell>
          <table:table-cell table:style-name="Table1.E2" office:value-type="string">
            <text:p text:style-name="P41">Joy: <text:span text:style-name="T59">98.7%</text:span></text:p>
            <text:p text:style-name="P41">Calmness: <text:s/></text:p>
            <text:p text:style-name="P41">Sadness: </text:p>
            <text:p text:style-name="P41">Surprise: <text:span text:style-name="T59">1.3%</text:span> </text:p>
          </table:table-cell>
        </table:table-row>
        <table:table-row>
          <table:table-cell table:style-name="Table1.A2" office:value-type="string">
            <text:p text:style-name="P15">Engaged answers</text:p>
          </table:table-cell>
          <table:table-cell table:style-name="Table1.A2" office:value-type="string">
            <text:p text:style-name="P40">Joy: <text:span text:style-name="T128">95.7%</text:span></text:p>
            <text:p text:style-name="P40">Calmness: <text:span text:style-name="T128">2.3%</text:span></text:p>
            <text:p text:style-name="P40">Sadness: -</text:p>
            <text:p text:style-name="P40">Surprise: <text:span text:style-name="T128">1.9%</text:span></text:p>
          </table:table-cell>
          <table:table-cell table:style-name="Table1.A2" office:value-type="string">
            <text:p text:style-name="P40">Joy: <text:span text:style-name="T33">99.5%</text:span></text:p>
            <text:p text:style-name="P40">Calmness: - <text:s/></text:p>
            <text:p text:style-name="P40">Sadness: -</text:p>
            <text:p text:style-name="P40">Surprise: <text:span text:style-name="T33">0.5%</text:span></text:p>
          </table:table-cell>
          <table:table-cell table:style-name="Table1.A2" office:value-type="string">
            <text:p text:style-name="P52">Joy: <text:span text:style-name="T21">99.1</text:span></text:p>
            <text:p text:style-name="P52">Calmness: - <text:s/></text:p>
            <text:p text:style-name="P52">Sadness: -</text:p>
            <text:p text:style-name="P52">Surprise: <text:span text:style-name="T21">0.9</text:span></text:p>
          </table:table-cell>
          <table:table-cell table:style-name="Table1.E2" office:value-type="string">
            <text:p text:style-name="P40">Joy: <text:span text:style-name="T102">99.5</text:span></text:p>
            <text:p text:style-name="P40">Calmness: <text:s/></text:p>
            <text:p text:style-name="P40">Sadness: </text:p>
            <text:p text:style-name="P40">Surprise: <text:span text:style-name="T102">0.5</text:span> </text:p>
          </table:table-cell>
        </table:table-row>
        <table:table-row>
          <table:table-cell table:style-name="Table1.A2" office:value-type="string">
            <text:p text:style-name="P15">Neutral</text:p>
          </table:table-cell>
          <table:table-cell table:style-name="Table1.A2" office:value-type="string">
            <text:p text:style-name="P40">Joy: <text:span text:style-name="T133">95.6%</text:span></text:p>
            <text:p text:style-name="P40">Calmness: <text:span text:style-name="T133">4.0%</text:span> </text:p>
            <text:p text:style-name="P40">Sadness: <text:span text:style-name="T133">0.1%</text:span></text:p>
            <text:p text:style-name="P40">Surprise: <text:span text:style-name="T133">0.4%</text:span></text:p>
          </table:table-cell>
          <table:table-cell table:style-name="Table1.A2" office:value-type="string">
            <text:p text:style-name="P40">Joy: <text:span text:style-name="T39">99.4%</text:span></text:p>
            <text:p text:style-name="P40">Calmness: <text:s/><text:span text:style-name="T39">0.1%</text:span></text:p>
            <text:p text:style-name="P40">Sadness: -</text:p>
            <text:p text:style-name="P40">Surprise: <text:span text:style-name="T39">0.5%</text:span></text:p>
          </table:table-cell>
          <table:table-cell table:style-name="Table1.A2" office:value-type="string">
            <text:p text:style-name="P51">Joy: <text:span text:style-name="T12">99.2%</text:span></text:p>
            <text:p text:style-name="P51">Calmness: - <text:s/></text:p>
            <text:p text:style-name="P51">Sadness: -</text:p>
            <text:p text:style-name="P51">Surprise: <text:span text:style-name="T12">0.8%</text:span></text:p>
          </table:table-cell>
          <table:table-cell table:style-name="Table1.E2" office:value-type="string">
            <text:p text:style-name="P42">Joy: <text:span text:style-name="T64">99.2%</text:span></text:p>
            <text:p text:style-name="P42">Calmness: <text:s/>-</text:p>
            <text:p text:style-name="P42">Sadness: -</text:p>
            <text:p text:style-name="P42">Surprise: <text:span text:style-name="T64">0.8%</text:span> </text:p>
          </table:table-cell>
        </table:table-row>
        <table:table-row>
          <table:table-cell table:style-name="Table1.A2" office:value-type="string">
            <text:p text:style-name="P53">Disengaged answers</text:p>
          </table:table-cell>
          <table:table-cell table:style-name="Table1.A2" office:value-type="string">
            <text:p text:style-name="P56">Joy: <text:span text:style-name="T145">9.3%</text:span></text:p>
            <text:p text:style-name="P56">Calmness: <text:span text:style-name="T145">8.1%</text:span> <text:s/></text:p>
            <text:p text:style-name="P56">Sadness: <text:span text:style-name="T145">82.6%</text:span></text:p>
            <text:p text:style-name="P56">Surprise: <text:span text:style-name="T145">0%</text:span></text:p>
          </table:table-cell>
          <table:table-cell table:style-name="Table1.A2" office:value-type="string">
            <text:p text:style-name="P56">Joy: <text:span text:style-name="T46">13.1%</text:span></text:p>
            <text:p text:style-name="P56">Calmness: <text:span text:style-name="T46">5.7%</text:span> </text:p>
            <text:p text:style-name="P56">Sadness: <text:span text:style-name="T46">81.2%</text:span></text:p>
            <text:p text:style-name="P56">Surprise: -</text:p>
          </table:table-cell>
          <table:table-cell table:style-name="Table1.A2" office:value-type="string">
            <text:p text:style-name="P51">Joy: <text:span text:style-name="T15">12.7%</text:span></text:p>
            <text:p text:style-name="P51">Calmness: <text:span text:style-name="T15">8.1%</text:span> <text:s/></text:p>
            <text:p text:style-name="P51">Sadness: <text:span text:style-name="T15">79.2%</text:span></text:p>
            <text:p text:style-name="P51">Surprise: -</text:p>
          </table:table-cell>
          <table:table-cell table:style-name="Table1.E2" office:value-type="string">
            <text:p text:style-name="P40">Joy: <text:span text:style-name="T71">13.6%</text:span></text:p>
            <text:p text:style-name="P40">Calmness: <text:s/><text:span text:style-name="T71">10.9%</text:span></text:p>
            <text:p text:style-name="P43">Sadness: <text:span text:style-name="T71">74.9%</text:span> </text:p>
            <text:p text:style-name="P40">Surprise: <text:span text:style-name="T72">0.6%</text:span></text:p>
          </table:table-cell>
        </table:table-row>
        <table:table-row>
          <table:table-cell table:style-name="Table1.A2" office:value-type="string">
            <text:p text:style-name="P53">Disengaged touch</text:p>
          </table:table-cell>
          <table:table-cell table:style-name="Table1.A2" office:value-type="string">
            <text:p text:style-name="P56">Joy: <text:span text:style-name="T140">21.3</text:span></text:p>
            <text:p text:style-name="P56">Calmness: <text:span text:style-name="T140">33.5</text:span> </text:p>
            <text:p text:style-name="P56">Sadness: <text:span text:style-name="T140">44.0</text:span></text:p>
            <text:p text:style-name="P56">Surprise: <text:span text:style-name="T140">1.2</text:span></text:p>
          </table:table-cell>
          <table:table-cell table:style-name="Table1.A2" office:value-type="string">
            <text:p text:style-name="P56">Joy: <text:span text:style-name="T50">71.2%</text:span></text:p>
            <text:p text:style-name="P56">Calmness: <text:span text:style-name="T50">18.4</text:span> <text:s/></text:p>
            <text:p text:style-name="P56">Sadness: <text:span text:style-name="T50">8.7%</text:span></text:p>
            <text:p text:style-name="P56">Surprise: <text:span text:style-name="T50">1.7%</text:span></text:p>
          </table:table-cell>
          <table:table-cell table:style-name="Table1.A2" office:value-type="string">
            <text:p text:style-name="P51">Joy: <text:span text:style-name="T17">90.0</text:span></text:p>
            <text:p text:style-name="P51">Calmness: <text:s/><text:span text:style-name="T17">7.5</text:span></text:p>
            <text:p text:style-name="P51">Sadness: <text:span text:style-name="T17">1.1</text:span></text:p>
            <text:p text:style-name="P51">Surprise: <text:span text:style-name="T17">1.4</text:span></text:p>
          </table:table-cell>
          <table:table-cell table:style-name="Table1.E2" office:value-type="string">
            <text:p text:style-name="P44">Joy: <text:span text:style-name="T80">37.7%</text:span></text:p>
            <text:p text:style-name="P44">Calmness: <text:s/><text:span text:style-name="T80">45.5%</text:span></text:p>
            <text:p text:style-name="P44">Sadness: <text:span text:style-name="T80">15.8%</text:span></text:p>
            <text:p text:style-name="P44">Surprise: <text:span text:style-name="T80">1.5%</text:span></text:p>
          </table:table-cell>
        </table:table-row>
        <table:table-row>
          <table:table-cell table:style-name="Table1.A2" office:value-type="string">
            <text:p text:style-name="P15">Disengaged complete</text:p>
          </table:table-cell>
          <table:table-cell table:style-name="Table1.A2" office:value-type="string">
            <text:p text:style-name="P40">Joy: <text:span text:style-name="T153">9.2%</text:span></text:p>
            <text:p text:style-name="P40">Calmness: <text:span text:style-name="T153">7.0%</text:span> <text:s/></text:p>
            <text:p text:style-name="P40">Sadness: <text:span text:style-name="T153">83.8%</text:span></text:p>
            <text:p text:style-name="P40">Surprise: <text:span text:style-name="T153">0%</text:span></text:p>
          </table:table-cell>
          <table:table-cell table:style-name="Table1.A2" office:value-type="string">
            <text:p text:style-name="P40">Joy: <text:span text:style-name="T54">12.8%</text:span></text:p>
            <text:p text:style-name="P40">Calmness: <text:span text:style-name="T54">4.9%</text:span> <text:s/></text:p>
            <text:p text:style-name="P40">Sadness: <text:span text:style-name="T54">82.2%</text:span></text:p>
            <text:p text:style-name="P40">Surprise: -</text:p>
          </table:table-cell>
          <table:table-cell table:style-name="Table1.A2" office:value-type="string">
            <text:p text:style-name="P51">Joy: <text:span text:style-name="T20">12.6</text:span></text:p>
            <text:p text:style-name="P51">Calmness: <text:span text:style-name="T20">8.8</text:span> <text:s/></text:p>
            <text:p text:style-name="P51">Sadness: <text:span text:style-name="T20">78.6</text:span></text:p>
            <text:p text:style-name="P51">Surprise: -</text:p>
          </table:table-cell>
          <table:table-cell table:style-name="Table1.E2" office:value-type="string">
            <text:p text:style-name="P40">Joy: <text:span text:style-name="T86">12.4%</text:span></text:p>
            <text:p text:style-name="P40">Calmness: <text:span text:style-name="T86">9.5%</text:span> <text:s/></text:p>
            <text:p text:style-name="P40">Sadness: <text:span text:style-name="T86">77.4%</text:span></text:p>
            <text:p text:style-name="P40">Surprise: <text:span text:style-name="T86">0.8</text:span></text:p>
          </table:table-cell>
        </table:table-row>
      </table:table>
      <text:p text:style-name="P1"/>
      <text:p text:style-name="P1"/>
      <text:p text:style-name="P45">** <text:span text:style-name="T157">A big variation between different runs due to the randomness of the model and the speed of the adaptation</text:span></text:p>
      <text:p text:style-name="P45"/>
      <text:p text:style-name="P46">** <text:span text:style-name="T158">The best speed of adaptation is 0.001, because is the one that keeps higher levels of joy in all profiles. The mean and std of the emotional signals are slightly higher in most of the cases.</text:span></text:p>
      <text:p text:style-name="P46"/>
      <text:p text:style-name="P47">** <text:span text:style-name="T158">As touch is necessary for keeping a high level of confort, the robot is happier when the user is disengaged touch than disengaged answers.</text:span></text:p>
      <text:p text:style-name="P47"/>
      <text:p text:style-name="P49">** <text:span text:style-name="T159">It is possible to see that with adaptation, the emotional state of the robot is Joy almost all the time when the user is engaged and neutral. When the user is disengaged, the time the robot is happy is significantly higher when the adaptation is working.</text:span></text:p>
      <text:p text:style-name="P45"/>
      <text:p text:style-name="P45"><text:soft-page-break/></text:p>
      <text:p text:style-name="P1"/>
      <text:p text:style-name="P1"/>
      <text:p text:style-name="P1"/>
      <text:p text:style-name="P48"/>
      <text:p text:style-name="P6">Emotional signal</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User <text:span text:style-name="T4">Prof</text:span>-<text:span text:style-name="T4">Factor</text:span></text:p>
          </table:table-cell>
          <table:table-cell table:style-name="Table2.A1" office:value-type="string">
            <text:p text:style-name="P21">0.0001</text:p>
          </table:table-cell>
          <table:table-cell table:style-name="Table2.A1" office:value-type="string">
            <text:p text:style-name="P21">0.0005</text:p>
          </table:table-cell>
          <table:table-cell table:style-name="Table2.A1" office:value-type="string">
            <text:p text:style-name="P21">0.001</text:p>
          </table:table-cell>
          <table:table-cell table:style-name="Table2.E1" office:value-type="string">
            <text:p text:style-name="P21">0.005</text:p>
          </table:table-cell>
        </table:table-row>
        <table:table-row>
          <table:table-cell table:style-name="Table2.A2" office:value-type="string">
            <text:p text:style-name="P16">Engaged complete</text:p>
          </table:table-cell>
          <table:table-cell table:style-name="Table2.A2" office:value-type="string">
            <text:p text:style-name="P22">Mean: <text:span text:style-name="T111">98.06</text:span></text:p>
            <text:p text:style-name="P22">Std: <text:span text:style-name="T111">6.65</text:span></text:p>
          </table:table-cell>
          <table:table-cell table:style-name="Table2.A2" office:value-type="string">
            <text:p text:style-name="P22">Mean: <text:span text:style-name="T25">98.32</text:span></text:p>
            <text:p text:style-name="P22">Std: <text:span text:style-name="T25">5.03</text:span></text:p>
          </table:table-cell>
          <table:table-cell table:style-name="Table2.A2" office:value-type="string">
            <text:p text:style-name="P22">Mean: <text:span text:style-name="T5">98.65</text:span></text:p>
            <text:p text:style-name="P22">Std: <text:span text:style-name="T5">4.34</text:span></text:p>
          </table:table-cell>
          <table:table-cell table:style-name="Table2.E2" office:value-type="string">
            <text:p text:style-name="P22">Mean: <text:span text:style-name="T92">99.09</text:span></text:p>
            <text:p text:style-name="P22">Std: <text:span text:style-name="T93">3.4</text:span></text:p>
          </table:table-cell>
        </table:table-row>
        <table:table-row>
          <table:table-cell table:style-name="Table2.A2" office:value-type="string">
            <text:p text:style-name="P16">Engaged touch</text:p>
          </table:table-cell>
          <table:table-cell table:style-name="Table2.A2" office:value-type="string">
            <text:p text:style-name="P22">Mean: <text:span text:style-name="T118">97.95</text:span></text:p>
            <text:p text:style-name="P22">Std: <text:span text:style-name="T119">7.25</text:span></text:p>
          </table:table-cell>
          <table:table-cell table:style-name="Table2.A2" office:value-type="string">
            <text:p text:style-name="P27">Mean: <text:span text:style-name="T29">98.22</text:span></text:p>
            <text:p text:style-name="P27">Std: <text:span text:style-name="T30">5.56</text:span></text:p>
          </table:table-cell>
          <table:table-cell table:style-name="Table2.A2" office:value-type="string">
            <text:p text:style-name="P22">Mean: <text:span text:style-name="T9">98.55</text:span></text:p>
            <text:p text:style-name="P22">Std: <text:span text:style-name="T9">4.79</text:span></text:p>
          </table:table-cell>
          <table:table-cell table:style-name="Table2.E2" office:value-type="string">
            <text:p text:style-name="P35">Mean: <text:span text:style-name="T60">99.01</text:span></text:p>
            <text:p text:style-name="P35">Std: <text:span text:style-name="T60">3.62</text:span></text:p>
          </table:table-cell>
        </table:table-row>
        <table:table-row>
          <table:table-cell table:style-name="Table2.A2" office:value-type="string">
            <text:p text:style-name="P16">Engaged answers</text:p>
          </table:table-cell>
          <table:table-cell table:style-name="Table2.A2" office:value-type="string">
            <text:p text:style-name="P22">Mean: <text:span text:style-name="T129">91.23</text:span></text:p>
            <text:p text:style-name="P22">Std: <text:span text:style-name="T129">11.21</text:span></text:p>
          </table:table-cell>
          <table:table-cell table:style-name="Table2.A2" office:value-type="string">
            <text:p text:style-name="P22">Mean: <text:span text:style-name="T34">95.01</text:span></text:p>
            <text:p text:style-name="P22">Std: <text:span text:style-name="T34">8.14</text:span></text:p>
          </table:table-cell>
          <table:table-cell table:style-name="Table2.A2" office:value-type="string">
            <text:p text:style-name="P25">Mean: <text:span text:style-name="T22">96.31</text:span></text:p>
            <text:p text:style-name="P25">Std: <text:span text:style-name="T22">6.93</text:span></text:p>
          </table:table-cell>
          <table:table-cell table:style-name="Table2.E2" office:value-type="string">
            <text:p text:style-name="P22">Mean: <text:span text:style-name="T103">96.43</text:span></text:p>
            <text:p text:style-name="P22">Std: <text:span text:style-name="T103">6.72</text:span></text:p>
          </table:table-cell>
        </table:table-row>
        <table:table-row>
          <table:table-cell table:style-name="Table2.A2" office:value-type="string">
            <text:p text:style-name="P16">Neutral</text:p>
          </table:table-cell>
          <table:table-cell table:style-name="Table2.A2" office:value-type="string">
            <text:p text:style-name="P22">Mean: <text:span text:style-name="T134">83.85</text:span></text:p>
            <text:p text:style-name="P22">Std: <text:span text:style-name="T135">13.63</text:span></text:p>
          </table:table-cell>
          <table:table-cell table:style-name="Table2.A2" office:value-type="string">
            <text:p text:style-name="P22">Mean: <text:span text:style-name="T40">87.42</text:span></text:p>
            <text:p text:style-name="P22">Std: <text:span text:style-name="T40">11.84</text:span></text:p>
          </table:table-cell>
          <table:table-cell table:style-name="Table2.A2" office:value-type="string">
            <text:p text:style-name="P22">Mean: <text:span text:style-name="T12">88.2</text:span></text:p>
            <text:p text:style-name="P22">Std: <text:span text:style-name="T12">11.37</text:span></text:p>
          </table:table-cell>
          <table:table-cell table:style-name="Table2.E2" office:value-type="string">
            <text:p text:style-name="P22">Mean: <text:span text:style-name="T65">89.25</text:span></text:p>
            <text:p text:style-name="P22">Std: <text:span text:style-name="T65">11.23</text:span></text:p>
          </table:table-cell>
        </table:table-row>
        <table:table-row>
          <table:table-cell table:style-name="Table2.A2" office:value-type="string">
            <text:p text:style-name="P54">Disengaged answers</text:p>
          </table:table-cell>
          <table:table-cell table:style-name="Table2.A2" office:value-type="string">
            <text:p text:style-name="P57">Mean: <text:span text:style-name="T146">24.84</text:span></text:p>
            <text:p text:style-name="P57">Std: <text:span text:style-name="T147">22.44</text:span></text:p>
          </table:table-cell>
          <table:table-cell table:style-name="Table2.A2" office:value-type="string">
            <text:p text:style-name="P58">Mean: <text:span text:style-name="T46">30.08</text:span></text:p>
            <text:p text:style-name="P58">Std: <text:span text:style-name="T46">24.64</text:span></text:p>
          </table:table-cell>
          <table:table-cell table:style-name="Table2.A2" office:value-type="string">
            <text:p text:style-name="P57">Mean: <text:span text:style-name="T15">30.06</text:span></text:p>
            <text:p text:style-name="P57">Std: <text:span text:style-name="T15">24.25</text:span> </text:p>
          </table:table-cell>
          <table:table-cell table:style-name="Table2.E2" office:value-type="string">
            <text:p text:style-name="P57">Mean: <text:span text:style-name="T73">33.15</text:span></text:p>
            <text:p text:style-name="P57">Std: <text:span text:style-name="T73">24.19</text:span></text:p>
          </table:table-cell>
        </table:table-row>
        <table:table-row>
          <table:table-cell table:style-name="Table2.A2" office:value-type="string">
            <text:p text:style-name="P54">Disengaged touch</text:p>
          </table:table-cell>
          <table:table-cell table:style-name="Table2.A2" office:value-type="string">
            <text:p text:style-name="P57">Mean: <text:span text:style-name="T141">45.82</text:span></text:p>
            <text:p text:style-name="P57">Std: <text:span text:style-name="T141">25.88</text:span></text:p>
          </table:table-cell>
          <table:table-cell table:style-name="Table2.A2" office:value-type="string">
            <text:p text:style-name="P58">Mean: <text:span text:style-name="T50">71.15</text:span></text:p>
            <text:p text:style-name="P58">Std: <text:span text:style-name="T50">21.37</text:span></text:p>
          </table:table-cell>
          <table:table-cell table:style-name="Table2.A2" office:value-type="string">
            <text:p text:style-name="P57">Mean: <text:span text:style-name="T17">79.77</text:span></text:p>
            <text:p text:style-name="P57">Std: <text:span text:style-name="T17">14.48</text:span></text:p>
          </table:table-cell>
          <table:table-cell table:style-name="Table2.E2" office:value-type="string">
            <text:p text:style-name="P57">Mean: <text:span text:style-name="T81">60.62</text:span></text:p>
            <text:p text:style-name="P57">Std: <text:span text:style-name="T81">24.29</text:span></text:p>
          </table:table-cell>
        </table:table-row>
        <table:table-row>
          <table:table-cell table:style-name="Table2.A2" office:value-type="string">
            <text:p text:style-name="P20">Disengaged complete</text:p>
          </table:table-cell>
          <table:table-cell table:style-name="Table2.A2" office:value-type="string">
            <text:p text:style-name="P39"><text:span text:style-name="T153">M</text:span>ean: <text:span text:style-name="T153">24.63%</text:span></text:p>
            <text:p text:style-name="P39">Std: <text:span text:style-name="T153">22.13%</text:span></text:p>
          </table:table-cell>
          <table:table-cell table:style-name="Table2.A2" office:value-type="string">
            <text:p text:style-name="P22">Mean: <text:span text:style-name="T55">28.95</text:span></text:p>
            <text:p text:style-name="P22">Std: <text:span text:style-name="T55">24.74</text:span></text:p>
          </table:table-cell>
          <table:table-cell table:style-name="Table2.A2" office:value-type="string">
            <text:p text:style-name="P22">Mean: <text:span text:style-name="T20">30.4</text:span></text:p>
            <text:p text:style-name="P22">Std: <text:span text:style-name="T20">24.27</text:span></text:p>
          </table:table-cell>
          <table:table-cell table:style-name="Table2.E2" office:value-type="string">
            <text:p text:style-name="P22">Mean: <text:span text:style-name="T87">30.78</text:span></text:p>
            <text:p text:style-name="P22">Std: <text:span text:style-name="T87">24.34</text:span></text:p>
          </table:table-cell>
        </table:table-row>
      </table:table>
      <text:p text:style-name="P11"/>
      <text:p text:style-name="P7"><text:span text:style-name="T1">External e</text:span>motional signal</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User <text:span text:style-name="T4">Prof</text:span>-<text:span text:style-name="T4">Factor</text:span></text:p>
          </table:table-cell>
          <table:table-cell table:style-name="Table3.A1" office:value-type="string">
            <text:p text:style-name="P21">0.0001</text:p>
          </table:table-cell>
          <table:table-cell table:style-name="Table3.A1" office:value-type="string">
            <text:p text:style-name="P21">0.0005</text:p>
          </table:table-cell>
          <table:table-cell table:style-name="Table3.A1" office:value-type="string">
            <text:p text:style-name="P21">0.001</text:p>
          </table:table-cell>
          <table:table-cell table:style-name="Table3.E1" office:value-type="string">
            <text:p text:style-name="P21">0.005</text:p>
          </table:table-cell>
        </table:table-row>
        <table:table-row>
          <table:table-cell table:style-name="Table3.A2" office:value-type="string">
            <text:p text:style-name="P17">Engaged complete</text:p>
          </table:table-cell>
          <table:table-cell table:style-name="Table3.A2" office:value-type="string">
            <text:p text:style-name="P22">Mean: <text:span text:style-name="T112">97.96</text:span></text:p>
            <text:p text:style-name="P22">Std: <text:span text:style-name="T112">7.63</text:span></text:p>
          </table:table-cell>
          <table:table-cell table:style-name="Table3.A2" office:value-type="string">
            <text:p text:style-name="P27">Mean: <text:span text:style-name="T26">98.2</text:span></text:p>
            <text:p text:style-name="P27">Std: <text:span text:style-name="T26">6.54</text:span></text:p>
          </table:table-cell>
          <table:table-cell table:style-name="Table3.A2" office:value-type="string">
            <text:p text:style-name="P22">Mean: <text:span text:style-name="T6">98.37</text:span></text:p>
            <text:p text:style-name="P22">Std: <text:span text:style-name="T6">6.39</text:span></text:p>
          </table:table-cell>
          <table:table-cell table:style-name="Table3.E2" office:value-type="string">
            <text:p text:style-name="P22">Mean: <text:span text:style-name="T94">98.68</text:span></text:p>
            <text:p text:style-name="P22">Std: <text:span text:style-name="T95">5.65</text:span></text:p>
          </table:table-cell>
        </table:table-row>
        <table:table-row>
          <table:table-cell table:style-name="Table3.A2" office:value-type="string">
            <text:p text:style-name="P17">Engaged touch</text:p>
          </table:table-cell>
          <table:table-cell table:style-name="Table3.A2" office:value-type="string">
            <text:p text:style-name="P22">Mean: <text:span text:style-name="T120">97.85</text:span></text:p>
            <text:p text:style-name="P22">Std: <text:span text:style-name="T121">8.42</text:span></text:p>
          </table:table-cell>
          <table:table-cell table:style-name="Table3.A2" office:value-type="string">
            <text:p text:style-name="P22">Mean: <text:span text:style-name="T29">97.97</text:span></text:p>
            <text:p text:style-name="P22">Std: <text:span text:style-name="T30">8.09</text:span></text:p>
          </table:table-cell>
          <table:table-cell table:style-name="Table3.A2" office:value-type="string">
            <text:p text:style-name="P22">Mean: <text:span text:style-name="T9">98.05</text:span></text:p>
            <text:p text:style-name="P22">Std: <text:span text:style-name="T9">7.85</text:span></text:p>
          </table:table-cell>
          <table:table-cell table:style-name="Table3.E2" office:value-type="string">
            <text:p text:style-name="P37">Mean: <text:span text:style-name="T61">98.08</text:span></text:p>
            <text:p text:style-name="P37">Std: <text:span text:style-name="T61">7.74</text:span></text:p>
          </table:table-cell>
        </table:table-row>
        <table:table-row>
          <table:table-cell table:style-name="Table3.A2" office:value-type="string">
            <text:p text:style-name="P17">Engaged answers</text:p>
          </table:table-cell>
          <table:table-cell table:style-name="Table3.A2" office:value-type="string">
            <text:p text:style-name="P22">Mean: <text:span text:style-name="T130">90.63</text:span></text:p>
            <text:p text:style-name="P22">Std: <text:span text:style-name="T130">14.8</text:span></text:p>
          </table:table-cell>
          <table:table-cell table:style-name="Table3.A2" office:value-type="string">
            <text:p text:style-name="P22">Mean: <text:span text:style-name="T35">93.98</text:span></text:p>
            <text:p text:style-name="P22">Std: <text:span text:style-name="T35">11.5</text:span></text:p>
          </table:table-cell>
          <table:table-cell table:style-name="Table3.A2" office:value-type="string">
            <text:p text:style-name="P25">Mean: <text:span text:style-name="T22">95.43</text:span></text:p>
            <text:p text:style-name="P25">Std: <text:span text:style-name="T22">9.83</text:span></text:p>
          </table:table-cell>
          <table:table-cell table:style-name="Table3.E2" office:value-type="string">
            <text:p text:style-name="P22">Mean: <text:span text:style-name="T104">95.55</text:span></text:p>
            <text:p text:style-name="P22">Std: <text:span text:style-name="T104">9.19</text:span></text:p>
          </table:table-cell>
        </table:table-row>
        <table:table-row>
          <table:table-cell table:style-name="Table3.A2" office:value-type="string">
            <text:p text:style-name="P17">Neutral</text:p>
          </table:table-cell>
          <table:table-cell table:style-name="Table3.A2" office:value-type="string">
            <text:p text:style-name="P22">Mean: <text:span text:style-name="T136">56.28</text:span></text:p>
            <text:p text:style-name="P22">Std: <text:span text:style-name="T136">44.36</text:span></text:p>
          </table:table-cell>
          <table:table-cell table:style-name="Table3.A2" office:value-type="string">
            <text:p text:style-name="P28">Mean: <text:span text:style-name="T41">56.78</text:span></text:p>
            <text:p text:style-name="P28">Std: <text:span text:style-name="T41">44.91</text:span></text:p>
          </table:table-cell>
          <table:table-cell table:style-name="Table3.A2" office:value-type="string">
            <text:p text:style-name="P22">Mean: <text:span text:style-name="T13">58.48</text:span></text:p>
            <text:p text:style-name="P22">Std: <text:span text:style-name="T13">45.12</text:span></text:p>
          </table:table-cell>
          <table:table-cell table:style-name="Table3.E2" office:value-type="string">
            <text:p text:style-name="P22">Mean: <text:span text:style-name="T66">61.81</text:span></text:p>
            <text:p text:style-name="P22">Std: <text:span text:style-name="T67">42.53</text:span></text:p>
          </table:table-cell>
        </table:table-row>
        <table:table-row>
          <table:table-cell table:style-name="Table3.A2" office:value-type="string">
            <text:p text:style-name="P55">Disengaged answers</text:p>
          </table:table-cell>
          <table:table-cell table:style-name="Table3.A2" office:value-type="string">
            <text:p text:style-name="P57">Mean: <text:span text:style-name="T148">13.85</text:span></text:p>
            <text:p text:style-name="P57">Std: <text:span text:style-name="T148">29.25</text:span></text:p>
          </table:table-cell>
          <table:table-cell table:style-name="Table3.A2" office:value-type="string">
            <text:p text:style-name="P57">Mean: <text:span text:style-name="T47">14.36</text:span></text:p>
            <text:p text:style-name="P57">Std: <text:span text:style-name="T47">29.81</text:span></text:p>
          </table:table-cell>
          <table:table-cell table:style-name="Table3.A2" office:value-type="string">
            <text:p text:style-name="P57">Mean: <text:span text:style-name="T15">13.92</text:span></text:p>
            <text:p text:style-name="P57">Std: <text:s/><text:span text:style-name="T15">29.24</text:span></text:p>
          </table:table-cell>
          <table:table-cell table:style-name="Table3.E2" office:value-type="string">
            <text:p text:style-name="P57">Mean: <text:span text:style-name="T74">14.37</text:span></text:p>
            <text:p text:style-name="P57">Std: <text:span text:style-name="T75">29.93</text:span></text:p>
          </table:table-cell>
        </table:table-row>
        <table:table-row>
          <table:table-cell table:style-name="Table3.A2" office:value-type="string">
            <text:p text:style-name="P55">Disengaged touch</text:p>
          </table:table-cell>
          <table:table-cell table:style-name="Table3.A2" office:value-type="string">
            <text:p text:style-name="P57">Mean: <text:span text:style-name="T142">25.39</text:span></text:p>
            <text:p text:style-name="P57">Std: <text:span text:style-name="T142">39.24</text:span></text:p>
          </table:table-cell>
          <table:table-cell table:style-name="Table3.A2" office:value-type="string">
            <text:p text:style-name="P57">Mean: <text:span text:style-name="T51">31.78</text:span></text:p>
            <text:p text:style-name="P57">Std: <text:span text:style-name="T51">43.6</text:span></text:p>
          </table:table-cell>
          <table:table-cell table:style-name="Table3.A2" office:value-type="string">
            <text:p text:style-name="P57">Mean: <text:span text:style-name="T18">32.05</text:span></text:p>
            <text:p text:style-name="P57">Std: <text:span text:style-name="T18">43.71</text:span></text:p>
          </table:table-cell>
          <table:table-cell table:style-name="Table3.E2" office:value-type="string">
            <text:p text:style-name="P57">Mean: <text:span text:style-name="T82">29.38</text:span></text:p>
            <text:p text:style-name="P57">Std: <text:span text:style-name="T82">42.22</text:span></text:p>
          </table:table-cell>
        </table:table-row>
        <table:table-row>
          <table:table-cell table:style-name="Table3.A2" office:value-type="string">
            <text:p text:style-name="P17">Disengaged complete</text:p>
          </table:table-cell>
          <table:table-cell table:style-name="Table3.A2" office:value-type="string">
            <text:p text:style-name="P22">Mean: <text:span text:style-name="T153">13.68%</text:span></text:p>
            <text:p text:style-name="P22">Std: <text:span text:style-name="T153">29.07%</text:span></text:p>
          </table:table-cell>
          <table:table-cell table:style-name="Table3.A2" office:value-type="string">
            <text:p text:style-name="P32">Mean: <text:span text:style-name="T56">13.07</text:span></text:p>
            <text:p text:style-name="P32">Std: <text:span text:style-name="T56">29.41</text:span> </text:p>
          </table:table-cell>
          <table:table-cell table:style-name="Table3.A2" office:value-type="string">
            <text:p text:style-name="P22">Mean: <text:span text:style-name="T20">13.77</text:span></text:p>
            <text:p text:style-name="P22">Std: <text:span text:style-name="T20">29.15</text:span></text:p>
          </table:table-cell>
          <table:table-cell table:style-name="Table3.E2" office:value-type="string">
            <text:p text:style-name="P22">Mean: <text:span text:style-name="T88">13.68</text:span></text:p>
            <text:p text:style-name="P22">Std: <text:span text:style-name="T88">29.17</text:span></text:p>
          </table:table-cell>
        </table:table-row>
      </table:table>
      <text:p text:style-name="P12"/>
      <text:p text:style-name="P12"/>
      <text:p text:style-name="P12"/>
      <text:p text:style-name="P12"/>
      <text:p text:style-name="P12"><text:soft-page-break/></text:p>
      <text:p text:style-name="P12"/>
      <text:p text:style-name="P12"/>
      <text:p text:style-name="P12"/>
      <text:p text:style-name="P12"/>
      <text:p text:style-name="P8"><text:span text:style-name="T2">Stimulation</text:span> signal</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5">User <text:span text:style-name="T4">Prof</text:span>-<text:span text:style-name="T4">Factor</text:span></text:p>
          </table:table-cell>
          <table:table-cell table:style-name="Table4.A1" office:value-type="string">
            <text:p text:style-name="P21">0.0001</text:p>
          </table:table-cell>
          <table:table-cell table:style-name="Table4.A1" office:value-type="string">
            <text:p text:style-name="P21">0.0005</text:p>
          </table:table-cell>
          <table:table-cell table:style-name="Table4.A1" office:value-type="string">
            <text:p text:style-name="P21">0.001</text:p>
          </table:table-cell>
          <table:table-cell table:style-name="Table4.E1" office:value-type="string">
            <text:p text:style-name="P21">0.005</text:p>
          </table:table-cell>
        </table:table-row>
        <table:table-row>
          <table:table-cell table:style-name="Table4.A2" office:value-type="string">
            <text:p text:style-name="P18">Engaged complete</text:p>
          </table:table-cell>
          <table:table-cell table:style-name="Table4.A2" office:value-type="string">
            <text:p text:style-name="P22">Mean: <text:span text:style-name="T113">97.89</text:span></text:p>
            <text:p text:style-name="P22">Std: <text:span text:style-name="T113">9.2</text:span></text:p>
          </table:table-cell>
          <table:table-cell table:style-name="Table4.A2" office:value-type="string">
            <text:p text:style-name="P22">Mean: <text:span text:style-name="T27">97.96</text:span></text:p>
            <text:p text:style-name="P22">Std: <text:span text:style-name="T27">8.9</text:span></text:p>
          </table:table-cell>
          <table:table-cell table:style-name="Table4.A2" office:value-type="string">
            <text:p text:style-name="P22">Mean: <text:span text:style-name="T7">97.97</text:span></text:p>
            <text:p text:style-name="P22">Std: <text:span text:style-name="T7">8.87</text:span></text:p>
          </table:table-cell>
          <table:table-cell table:style-name="Table4.E2" office:value-type="string">
            <text:p text:style-name="P33">Mean: <text:span text:style-name="T96">97.94</text:span></text:p>
            <text:p text:style-name="P33">Std: <text:span text:style-name="T96">8.95</text:span></text:p>
          </table:table-cell>
        </table:table-row>
        <table:table-row>
          <table:table-cell table:style-name="Table4.A2" office:value-type="string">
            <text:p text:style-name="P18">Engaged touch</text:p>
          </table:table-cell>
          <table:table-cell table:style-name="Table4.A2" office:value-type="string">
            <text:p text:style-name="P22">Mean: <text:span text:style-name="T123">97.76</text:span></text:p>
            <text:p text:style-name="P22">Std: <text:span text:style-name="T124">9.49</text:span></text:p>
          </table:table-cell>
          <table:table-cell table:style-name="Table4.A2" office:value-type="string">
            <text:p text:style-name="P22">Mean: <text:span text:style-name="T31">97.85</text:span></text:p>
            <text:p text:style-name="P22">Std: <text:span text:style-name="T31">9.17</text:span></text:p>
          </table:table-cell>
          <table:table-cell table:style-name="Table4.A2" office:value-type="string">
            <text:p text:style-name="P22">Mean: <text:span text:style-name="T10">97.91</text:span></text:p>
            <text:p text:style-name="P22">Std: <text:span text:style-name="T10">9.08</text:span></text:p>
          </table:table-cell>
          <table:table-cell table:style-name="Table4.E2" office:value-type="string">
            <text:p text:style-name="P33">Mean: <text:span text:style-name="T62">97.96</text:span></text:p>
            <text:p text:style-name="P33">Std: <text:span text:style-name="T62">8.8</text:span></text:p>
          </table:table-cell>
        </table:table-row>
        <table:table-row>
          <table:table-cell table:style-name="Table4.A2" office:value-type="string">
            <text:p text:style-name="P18">Engaged answers</text:p>
          </table:table-cell>
          <table:table-cell table:style-name="Table4.A2" office:value-type="string">
            <text:p text:style-name="P22">Mean: <text:span text:style-name="T131">0.27</text:span></text:p>
            <text:p text:style-name="P22">Std: <text:span text:style-name="T131">1.11</text:span></text:p>
          </table:table-cell>
          <table:table-cell table:style-name="Table4.A2" office:value-type="string">
            <text:p text:style-name="P22">Mean: <text:span text:style-name="T35">0.63</text:span></text:p>
            <text:p text:style-name="P22">Std: <text:span text:style-name="T35">5.86</text:span></text:p>
          </table:table-cell>
          <table:table-cell table:style-name="Table4.A2" office:value-type="string">
            <text:p text:style-name="P26">Mean: <text:span text:style-name="T23">3.06</text:span></text:p>
            <text:p text:style-name="P26">Std: <text:span text:style-name="T23">15.25</text:span></text:p>
          </table:table-cell>
          <table:table-cell table:style-name="Table4.E2" office:value-type="string">
            <text:p text:style-name="P22">Mean: <text:span text:style-name="T105">1.88</text:span></text:p>
            <text:p text:style-name="P22">Std: <text:span text:style-name="T105">11.77</text:span></text:p>
          </table:table-cell>
        </table:table-row>
        <table:table-row>
          <table:table-cell table:style-name="Table4.A2" office:value-type="string">
            <text:p text:style-name="P18">Neutral</text:p>
          </table:table-cell>
          <table:table-cell table:style-name="Table4.A2" office:value-type="string">
            <text:p text:style-name="P22">Mean: <text:span text:style-name="T137">45.13</text:span></text:p>
            <text:p text:style-name="P22">Std: <text:span text:style-name="T137">47.74</text:span></text:p>
          </table:table-cell>
          <table:table-cell table:style-name="Table4.A2" office:value-type="string">
            <text:p text:style-name="P28">Mean: <text:span text:style-name="T42">43.35</text:span></text:p>
            <text:p text:style-name="P28">Std: <text:span text:style-name="T42">46.86</text:span></text:p>
          </table:table-cell>
          <table:table-cell table:style-name="Table4.A2" office:value-type="string">
            <text:p text:style-name="P22">Mean: <text:span text:style-name="T14">49.3</text:span></text:p>
            <text:p text:style-name="P22">Std: <text:span text:style-name="T14">47.8</text:span></text:p>
          </table:table-cell>
          <table:table-cell table:style-name="Table4.E2" office:value-type="string">
            <text:p text:style-name="P22">Mean: <text:span text:style-name="T68">44.1</text:span></text:p>
            <text:p text:style-name="P22">Std: <text:span text:style-name="T68">47.24</text:span></text:p>
          </table:table-cell>
        </table:table-row>
        <table:table-row>
          <table:table-cell table:style-name="Table4.A2" office:value-type="string">
            <text:p text:style-name="P18">Disengaged answers</text:p>
          </table:table-cell>
          <table:table-cell table:style-name="Table4.A2" office:value-type="string">
            <text:p text:style-name="P22">Mean: <text:span text:style-name="T149">0.04</text:span></text:p>
            <text:p text:style-name="P22">Std: <text:span text:style-name="T149">0.42</text:span></text:p>
          </table:table-cell>
          <table:table-cell table:style-name="Table4.A2" office:value-type="string">
            <text:p text:style-name="P22">Mean: <text:span text:style-name="T48">0.93</text:span></text:p>
            <text:p text:style-name="P22">Std: <text:span text:style-name="T48">8.18</text:span></text:p>
          </table:table-cell>
          <table:table-cell table:style-name="Table4.A2" office:value-type="string">
            <text:p text:style-name="P22">Mean: <text:span text:style-name="T16">0.01</text:span></text:p>
            <text:p text:style-name="P22">Std: <text:span text:style-name="T16">0.17</text:span></text:p>
          </table:table-cell>
          <table:table-cell table:style-name="Table4.E2" office:value-type="string">
            <text:p text:style-name="P22">Mean: <text:span text:style-name="T76">0.55</text:span></text:p>
            <text:p text:style-name="P22">Std: <text:span text:style-name="T76">5.88</text:span></text:p>
          </table:table-cell>
        </table:table-row>
        <table:table-row>
          <table:table-cell table:style-name="Table4.A2" office:value-type="string">
            <text:p text:style-name="P18">Disengaged touch</text:p>
          </table:table-cell>
          <table:table-cell table:style-name="Table4.A2" office:value-type="string">
            <text:p text:style-name="P22">Mean: <text:span text:style-name="T143">22.84</text:span></text:p>
            <text:p text:style-name="P22">Std: <text:span text:style-name="T143">39.68</text:span></text:p>
          </table:table-cell>
          <table:table-cell table:style-name="Table4.A2" office:value-type="string">
            <text:p text:style-name="P22">Mean: <text:span text:style-name="T52">30.21</text:span></text:p>
            <text:p text:style-name="P22">Std: <text:span text:style-name="T52">43.69</text:span></text:p>
          </table:table-cell>
          <table:table-cell table:style-name="Table4.A2" office:value-type="string">
            <text:p text:style-name="P22">Mean: <text:span text:style-name="T19">30.43</text:span></text:p>
            <text:p text:style-name="P22">Std: <text:span text:style-name="T19">47.7</text:span></text:p>
          </table:table-cell>
          <table:table-cell table:style-name="Table4.E2" office:value-type="string">
            <text:p text:style-name="P22">Mean: <text:span text:style-name="T83">26.68</text:span></text:p>
            <text:p text:style-name="P22">Std: <text:span text:style-name="T83">41.92</text:span></text:p>
          </table:table-cell>
        </table:table-row>
        <table:table-row>
          <table:table-cell table:style-name="Table4.A2" office:value-type="string">
            <text:p text:style-name="P18">Disengaged complete</text:p>
          </table:table-cell>
          <table:table-cell table:style-name="Table4.A2" office:value-type="string">
            <text:p text:style-name="P22">Mean: <text:span text:style-name="T154">0.05</text:span></text:p>
            <text:p text:style-name="P22">Std: <text:span text:style-name="T154">0.51</text:span></text:p>
          </table:table-cell>
          <table:table-cell table:style-name="Table4.A2" office:value-type="string">
            <text:p text:style-name="P22">Mean: <text:span text:style-name="T57">0.01</text:span></text:p>
            <text:p text:style-name="P22">Std: <text:span text:style-name="T57">0.1</text:span></text:p>
          </table:table-cell>
          <table:table-cell table:style-name="Table4.A2" office:value-type="string">
            <text:p text:style-name="P22">Mean: <text:span text:style-name="T20">0.01</text:span></text:p>
            <text:p text:style-name="P22">Std: <text:span text:style-name="T20">0.06</text:span></text:p>
          </table:table-cell>
          <table:table-cell table:style-name="Table4.E2" office:value-type="string">
            <text:p text:style-name="P22">Mean: <text:span text:style-name="T89">0</text:span></text:p>
            <text:p text:style-name="P22">Std: <text:span text:style-name="T89">0</text:span></text:p>
          </table:table-cell>
        </table:table-row>
      </table:table>
      <text:p text:style-name="P8"/>
      <text:p text:style-name="P8"><text:span text:style-name="T2">Answers</text:span> signal</text:p>
      <text:p text:style-name="P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5">User <text:span text:style-name="T4">Prof</text:span>-<text:span text:style-name="T4">Factor</text:span></text:p>
          </table:table-cell>
          <table:table-cell table:style-name="Table5.A1" office:value-type="string">
            <text:p text:style-name="P21">0.0001</text:p>
          </table:table-cell>
          <table:table-cell table:style-name="Table5.A1" office:value-type="string">
            <text:p text:style-name="P21">0.0005</text:p>
          </table:table-cell>
          <table:table-cell table:style-name="Table5.A1" office:value-type="string">
            <text:p text:style-name="P21">0.001</text:p>
          </table:table-cell>
          <table:table-cell table:style-name="Table5.E1" office:value-type="string">
            <text:p text:style-name="P21">0.005</text:p>
          </table:table-cell>
        </table:table-row>
        <table:table-row>
          <table:table-cell table:style-name="Table5.A2" office:value-type="string">
            <text:p text:style-name="P18">Engaged complete</text:p>
          </table:table-cell>
          <table:table-cell table:style-name="Table5.A2" office:value-type="string">
            <text:p text:style-name="P22">Mean: <text:span text:style-name="T113">90.14</text:span></text:p>
            <text:p text:style-name="P22">Std: <text:span text:style-name="T113">11.77</text:span></text:p>
          </table:table-cell>
          <table:table-cell table:style-name="Table5.A2" office:value-type="string">
            <text:p text:style-name="P22">Mean: <text:span text:style-name="T27">90.05</text:span></text:p>
            <text:p text:style-name="P22">Std: <text:span text:style-name="T32">11.36</text:span></text:p>
          </table:table-cell>
          <table:table-cell table:style-name="Table5.A2" office:value-type="string">
            <text:p text:style-name="P22">Mean: <text:span text:style-name="T7">87.7</text:span></text:p>
            <text:p text:style-name="P22">Std: <text:span text:style-name="T7">14.47</text:span></text:p>
          </table:table-cell>
          <table:table-cell table:style-name="Table5.E2" office:value-type="string">
            <text:p text:style-name="P38">Mean: <text:span text:style-name="T97">89.28</text:span></text:p>
            <text:p text:style-name="P22">Std: <text:span text:style-name="T98">12.61</text:span></text:p>
          </table:table-cell>
        </table:table-row>
        <table:table-row>
          <table:table-cell table:style-name="Table5.A2" office:value-type="string">
            <text:p text:style-name="P18">Engaged touch</text:p>
          </table:table-cell>
          <table:table-cell table:style-name="Table5.A2" office:value-type="string">
            <text:p text:style-name="P22">Mean: <text:span text:style-name="T122">0.46</text:span></text:p>
            <text:p text:style-name="P22">Std: <text:span text:style-name="T122">4.03</text:span></text:p>
          </table:table-cell>
          <table:table-cell table:style-name="Table5.A2" office:value-type="string">
            <text:p text:style-name="P22">Mean:<text:span text:style-name="T31">0.46</text:span></text:p>
            <text:p text:style-name="P22">Std: <text:span text:style-name="T31">4.0</text:span></text:p>
          </table:table-cell>
          <table:table-cell table:style-name="Table5.A2" office:value-type="string">
            <text:p text:style-name="P22">Mean: <text:span text:style-name="T10">0.42</text:span></text:p>
            <text:p text:style-name="P22">Std: <text:s/><text:span text:style-name="T10">3.92</text:span></text:p>
          </table:table-cell>
          <table:table-cell table:style-name="Table5.E2" office:value-type="string">
            <text:p text:style-name="P22">Mean: <text:span text:style-name="T62">0.47</text:span></text:p>
            <text:p text:style-name="P22">Std: <text:span text:style-name="T62">4.01</text:span></text:p>
          </table:table-cell>
        </table:table-row>
        <table:table-row>
          <table:table-cell table:style-name="Table5.A2" office:value-type="string">
            <text:p text:style-name="P18">Engaged answers</text:p>
          </table:table-cell>
          <table:table-cell table:style-name="Table5.A2" office:value-type="string">
            <text:p text:style-name="P22">Mean: <text:span text:style-name="T131">87.65</text:span></text:p>
            <text:p text:style-name="P22">Std: <text:span text:style-name="T131">13.34</text:span></text:p>
          </table:table-cell>
          <table:table-cell table:style-name="Table5.A2" office:value-type="string">
            <text:p text:style-name="P22">Mean: <text:span text:style-name="T36">86.99</text:span></text:p>
            <text:p text:style-name="P22">Std: <text:span text:style-name="T36">14.96</text:span></text:p>
          </table:table-cell>
          <table:table-cell table:style-name="Table5.A2" office:value-type="string">
            <text:p text:style-name="P26">Mean: <text:span text:style-name="T23">90.75</text:span></text:p>
            <text:p text:style-name="P26">Std: <text:span text:style-name="T23">11.28</text:span></text:p>
          </table:table-cell>
          <table:table-cell table:style-name="Table5.E2" office:value-type="string">
            <text:p text:style-name="P22">Mean: <text:span text:style-name="T106">89.67</text:span></text:p>
            <text:p text:style-name="P22">Std: <text:span text:style-name="T106">11.23</text:span></text:p>
          </table:table-cell>
        </table:table-row>
        <table:table-row>
          <table:table-cell table:style-name="Table5.A2" office:value-type="string">
            <text:p text:style-name="P18">Neutral</text:p>
          </table:table-cell>
          <table:table-cell table:style-name="Table5.A2" office:value-type="string">
            <text:p text:style-name="P22">Mean: <text:span text:style-name="T137">13.27</text:span></text:p>
            <text:p text:style-name="P22">Std: <text:span text:style-name="T137">20.05</text:span></text:p>
          </table:table-cell>
          <table:table-cell table:style-name="Table5.A2" office:value-type="string">
            <text:p text:style-name="P22">Mean: <text:span text:style-name="T43">11.1</text:span></text:p>
            <text:p text:style-name="P22">Std: <text:span text:style-name="T43">16.08</text:span></text:p>
          </table:table-cell>
          <table:table-cell table:style-name="Table5.A2" office:value-type="string">
            <text:p text:style-name="P22">Mean: <text:span text:style-name="T14">10.02</text:span></text:p>
            <text:p text:style-name="P24">Std: <text:span text:style-name="T14">14.73</text:span></text:p>
          </table:table-cell>
          <table:table-cell table:style-name="Table5.E2" office:value-type="string">
            <text:p text:style-name="P22">Mean: <text:span text:style-name="T69">17.99</text:span></text:p>
            <text:p text:style-name="P22">Std: <text:span text:style-name="T69">21.0</text:span></text:p>
          </table:table-cell>
        </table:table-row>
        <table:table-row>
          <table:table-cell table:style-name="Table5.A2" office:value-type="string">
            <text:p text:style-name="P18">Disengaged answers</text:p>
          </table:table-cell>
          <table:table-cell table:style-name="Table5.A2" office:value-type="string">
            <text:p text:style-name="P22">Mean: <text:span text:style-name="T149">0.47</text:span></text:p>
            <text:p text:style-name="P22">Std: <text:span text:style-name="T149">4.39</text:span></text:p>
          </table:table-cell>
          <table:table-cell table:style-name="Table5.A2" office:value-type="string">
            <text:p text:style-name="P30">Mean: <text:span text:style-name="T48">0.55</text:span></text:p>
            <text:p text:style-name="P30">Std: <text:span text:style-name="T48">4.49</text:span></text:p>
          </table:table-cell>
          <table:table-cell table:style-name="Table5.A2" office:value-type="string">
            <text:p text:style-name="P22">Mean: <text:span text:style-name="T16">0.55</text:span></text:p>
            <text:p text:style-name="P22">Std: <text:span text:style-name="T16">4.51</text:span></text:p>
          </table:table-cell>
          <table:table-cell table:style-name="Table5.E2" office:value-type="string">
            <text:p text:style-name="P22">Mean: <text:span text:style-name="T77">0.49</text:span></text:p>
            <text:p text:style-name="P22">Std: <text:span text:style-name="T77">4.46</text:span></text:p>
          </table:table-cell>
        </table:table-row>
        <table:table-row>
          <table:table-cell table:style-name="Table5.A2" office:value-type="string">
            <text:p text:style-name="P18">Disengaged touch</text:p>
          </table:table-cell>
          <table:table-cell table:style-name="Table5.A2" office:value-type="string">
            <text:p text:style-name="P22">Mean: <text:span text:style-name="T144">0.48</text:span></text:p>
            <text:p text:style-name="P22">Std: <text:span text:style-name="T144">4.41</text:span></text:p>
          </table:table-cell>
          <table:table-cell table:style-name="Table5.A2" office:value-type="string">
            <text:p text:style-name="P22">Mean: <text:span text:style-name="T53">0.47</text:span></text:p>
            <text:p text:style-name="P22">Std: <text:span text:style-name="T53">4.39</text:span></text:p>
          </table:table-cell>
          <table:table-cell table:style-name="Table5.A2" office:value-type="string">
            <text:p text:style-name="P22">Mean: <text:span text:style-name="T19">0.47</text:span></text:p>
            <text:p text:style-name="P22">Std: <text:span text:style-name="T19">4.4</text:span></text:p>
          </table:table-cell>
          <table:table-cell table:style-name="Table5.E2" office:value-type="string">
            <text:p text:style-name="P22">Mean: <text:span text:style-name="T83">0.49</text:span></text:p>
            <text:p text:style-name="P22">Std: <text:span text:style-name="T83">4.46</text:span></text:p>
          </table:table-cell>
        </table:table-row>
        <table:table-row>
          <table:table-cell table:style-name="Table5.A2" office:value-type="string">
            <text:p text:style-name="P18">Disengaged complete</text:p>
          </table:table-cell>
          <table:table-cell table:style-name="Table5.A2" office:value-type="string">
            <text:p text:style-name="P22">Mean: <text:span text:style-name="T154">0.47</text:span></text:p>
            <text:p text:style-name="P22">Std: <text:span text:style-name="T154">4.38</text:span></text:p>
          </table:table-cell>
          <table:table-cell table:style-name="Table5.A2" office:value-type="string">
            <text:p text:style-name="P22">Mean: <text:span text:style-name="T57">0.47</text:span></text:p>
            <text:p text:style-name="P22">Std: <text:span text:style-name="T57">4.4</text:span></text:p>
          </table:table-cell>
          <table:table-cell table:style-name="Table5.A2" office:value-type="string">
            <text:p text:style-name="P22">Mean: <text:span text:style-name="T20">0.48</text:span></text:p>
            <text:p text:style-name="P22">Std: <text:span text:style-name="T20">4.41</text:span></text:p>
          </table:table-cell>
          <table:table-cell table:style-name="Table5.E2" office:value-type="string">
            <text:p text:style-name="P36">Mean: <text:span text:style-name="T20">0.48</text:span></text:p>
            <text:p text:style-name="P36">Std: <text:span text:style-name="T20">4.42</text:span></text:p>
          </table:table-cell>
        </table:table-row>
      </table:table>
      <text:p text:style-name="P13"/>
      <text:p text:style-name="P9"/>
      <text:p text:style-name="P9"/>
      <text:p text:style-name="P9"/>
      <text:p text:style-name="P9"/>
      <text:p text:style-name="P9"><text:soft-page-break/></text:p>
      <text:p text:style-name="P9"/>
      <text:p text:style-name="P9"/>
      <text:p text:style-name="P9"/>
      <text:p text:style-name="P9"><text:span text:style-name="T3">Presence</text:span> signal</text:p>
      <text:p text:style-name="P5"/>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5">User <text:span text:style-name="T4">Prof</text:span>-<text:span text:style-name="T4">Factor</text:span></text:p>
          </table:table-cell>
          <table:table-cell table:style-name="Table6.A1" office:value-type="string">
            <text:p text:style-name="P21">0.0001</text:p>
          </table:table-cell>
          <table:table-cell table:style-name="Table6.A1" office:value-type="string">
            <text:p text:style-name="P21">0.0005</text:p>
          </table:table-cell>
          <table:table-cell table:style-name="Table6.A1" office:value-type="string">
            <text:p text:style-name="P21">0.001</text:p>
          </table:table-cell>
          <table:table-cell table:style-name="Table6.E1" office:value-type="string">
            <text:p text:style-name="P21">0.005</text:p>
          </table:table-cell>
        </table:table-row>
        <table:table-row>
          <table:table-cell table:style-name="Table6.A2" office:value-type="string">
            <text:p text:style-name="P19">Engaged complete</text:p>
          </table:table-cell>
          <table:table-cell table:style-name="Table6.A2" office:value-type="string">
            <text:p text:style-name="P22">Mean: <text:span text:style-name="T115">80.03</text:span></text:p>
            <text:p text:style-name="P22">Std: <text:span text:style-name="T116">35.88</text:span></text:p>
          </table:table-cell>
          <table:table-cell table:style-name="Table6.A2" office:value-type="string">
            <text:p text:style-name="P22">Mean: <text:span text:style-name="T27">80.09</text:span></text:p>
            <text:p text:style-name="P22">Std: <text:span text:style-name="T27">35.8</text:span></text:p>
          </table:table-cell>
          <table:table-cell table:style-name="Table6.A2" office:value-type="string">
            <text:p text:style-name="P22">Mean: <text:span text:style-name="T7">80.13</text:span></text:p>
            <text:p text:style-name="P22">Std: <text:span text:style-name="T7">35.81</text:span></text:p>
          </table:table-cell>
          <table:table-cell table:style-name="Table6.E2" office:value-type="string">
            <text:p text:style-name="P22">Mean: <text:span text:style-name="T99">80.18</text:span></text:p>
            <text:p text:style-name="P22">Std: <text:span text:style-name="T100">35.75</text:span></text:p>
          </table:table-cell>
        </table:table-row>
        <table:table-row>
          <table:table-cell table:style-name="Table6.A2" office:value-type="string">
            <text:p text:style-name="P19">Engaged touch</text:p>
          </table:table-cell>
          <table:table-cell table:style-name="Table6.A2" office:value-type="string">
            <text:p text:style-name="P22">Mean: <text:span text:style-name="T125">80.07</text:span></text:p>
            <text:p text:style-name="P22">Std: <text:span text:style-name="T125">35.85</text:span></text:p>
          </table:table-cell>
          <table:table-cell table:style-name="Table6.A2" office:value-type="string">
            <text:p text:style-name="P22">Mean: <text:span text:style-name="T31">80.0</text:span></text:p>
            <text:p text:style-name="P22">Std: <text:span text:style-name="T31">35.89</text:span></text:p>
          </table:table-cell>
          <table:table-cell table:style-name="Table6.A2" office:value-type="string">
            <text:p text:style-name="P22">Mean: <text:span text:style-name="T10">80.11</text:span></text:p>
            <text:p text:style-name="P22">Std: <text:span text:style-name="T10">35.8</text:span></text:p>
          </table:table-cell>
          <table:table-cell table:style-name="Table6.E2" office:value-type="string">
            <text:p text:style-name="P22">Mean: <text:span text:style-name="T63">80.33</text:span></text:p>
            <text:p text:style-name="P22">Std: <text:span text:style-name="T63">35.74</text:span></text:p>
          </table:table-cell>
        </table:table-row>
        <table:table-row>
          <table:table-cell table:style-name="Table6.A2" office:value-type="string">
            <text:p text:style-name="P19">Engaged answers</text:p>
          </table:table-cell>
          <table:table-cell table:style-name="Table6.A2" office:value-type="string">
            <text:p text:style-name="P22">Mean: <text:span text:style-name="T131">80.01</text:span></text:p>
            <text:p text:style-name="P22">Std: <text:span text:style-name="T131">35.91</text:span></text:p>
          </table:table-cell>
          <table:table-cell table:style-name="Table6.A2" office:value-type="string">
            <text:p text:style-name="P22">Mean: <text:span text:style-name="T36">79.97</text:span></text:p>
            <text:p text:style-name="P22">Std: <text:span text:style-name="T36">35.89</text:span></text:p>
          </table:table-cell>
          <table:table-cell table:style-name="Table6.A2" office:value-type="string">
            <text:p text:style-name="P26">Mean: <text:span text:style-name="T23">80.05</text:span></text:p>
            <text:p text:style-name="P26">Std: <text:span text:style-name="T23">35.77</text:span></text:p>
          </table:table-cell>
          <table:table-cell table:style-name="Table6.E2" office:value-type="string">
            <text:p text:style-name="P22">Mean: <text:span text:style-name="T107">80.15</text:span></text:p>
            <text:p text:style-name="P22">Std: <text:span text:style-name="T108">35.78</text:span></text:p>
          </table:table-cell>
        </table:table-row>
        <table:table-row>
          <table:table-cell table:style-name="Table6.A2" office:value-type="string">
            <text:p text:style-name="P19">Neutral</text:p>
          </table:table-cell>
          <table:table-cell table:style-name="Table6.A2" office:value-type="string">
            <text:p text:style-name="P22">Mean: <text:span text:style-name="T138">47.74</text:span></text:p>
            <text:p text:style-name="P22">Std: <text:span text:style-name="T138">48.07</text:span></text:p>
          </table:table-cell>
          <table:table-cell table:style-name="Table6.A2" office:value-type="string">
            <text:p text:style-name="P29">Mean: <text:span text:style-name="T44">47.66</text:span></text:p>
            <text:p text:style-name="P29">Std: <text:span text:style-name="T44">48.01</text:span></text:p>
          </table:table-cell>
          <table:table-cell table:style-name="Table6.A2" office:value-type="string">
            <text:p text:style-name="P22">Mean: <text:span text:style-name="T14">47.9</text:span></text:p>
            <text:p text:style-name="P22">Std: <text:span text:style-name="T14">48.05</text:span></text:p>
          </table:table-cell>
          <table:table-cell table:style-name="Table6.E2" office:value-type="string">
            <text:p text:style-name="P22">Mean: <text:span text:style-name="T69">47.58</text:span></text:p>
            <text:p text:style-name="P22">Std: <text:span text:style-name="T69">48.1</text:span></text:p>
          </table:table-cell>
        </table:table-row>
        <table:table-row>
          <table:table-cell table:style-name="Table6.A2" office:value-type="string">
            <text:p text:style-name="P19">Disengaged answers</text:p>
          </table:table-cell>
          <table:table-cell table:style-name="Table6.A2" office:value-type="string">
            <text:p text:style-name="P22">Mean: <text:span text:style-name="T150">13.44</text:span></text:p>
            <text:p text:style-name="P22">Std: <text:span text:style-name="T150">29.19</text:span></text:p>
          </table:table-cell>
          <table:table-cell table:style-name="Table6.A2" office:value-type="string">
            <text:p text:style-name="P22">Mean: <text:span text:style-name="T49">13.45</text:span></text:p>
            <text:p text:style-name="P22">Std: <text:span text:style-name="T49">29.21</text:span></text:p>
          </table:table-cell>
          <table:table-cell table:style-name="Table6.A2" office:value-type="string">
            <text:p text:style-name="P22">Mean: <text:span text:style-name="T16">13.41</text:span></text:p>
            <text:p text:style-name="P22">Std: <text:span text:style-name="T16">29.14</text:span></text:p>
          </table:table-cell>
          <table:table-cell table:style-name="Table6.E2" office:value-type="string">
            <text:p text:style-name="P22">Mean: <text:span text:style-name="T78">13.55</text:span></text:p>
            <text:p text:style-name="P22">Std: <text:span text:style-name="T78">29.46</text:span></text:p>
          </table:table-cell>
        </table:table-row>
        <table:table-row>
          <table:table-cell table:style-name="Table6.A2" office:value-type="string">
            <text:p text:style-name="P19">Disengaged touch</text:p>
          </table:table-cell>
          <table:table-cell table:style-name="Table6.A2" office:value-type="string">
            <text:p text:style-name="P22">Mean: <text:span text:style-name="T144">13.5</text:span></text:p>
            <text:p text:style-name="P22">Std: <text:span text:style-name="T144">29.29</text:span></text:p>
          </table:table-cell>
          <table:table-cell table:style-name="Table6.A2" office:value-type="string">
            <text:p text:style-name="P22">Mean: <text:span text:style-name="T53">13.54</text:span></text:p>
            <text:p text:style-name="P22">Std: <text:span text:style-name="T53">29.32</text:span></text:p>
          </table:table-cell>
          <table:table-cell table:style-name="Table6.A2" office:value-type="string">
            <text:p text:style-name="P22">Mean: <text:span text:style-name="T19">13.36</text:span></text:p>
            <text:p text:style-name="P22">Std: <text:s/><text:span text:style-name="T19">29.12</text:span></text:p>
          </table:table-cell>
          <table:table-cell table:style-name="Table6.E2" office:value-type="string">
            <text:p text:style-name="P22">Mean: <text:span text:style-name="T84">13.45</text:span></text:p>
            <text:p text:style-name="P22">Std: <text:span text:style-name="T84">29.39</text:span></text:p>
          </table:table-cell>
        </table:table-row>
        <table:table-row>
          <table:table-cell table:style-name="Table6.A2" office:value-type="string">
            <text:p text:style-name="P19">Disengaged complete</text:p>
          </table:table-cell>
          <table:table-cell table:style-name="Table6.A2" office:value-type="string">
            <text:p text:style-name="P22">Mean: <text:span text:style-name="T155">13.28</text:span></text:p>
            <text:p text:style-name="P22">Std: <text:span text:style-name="T155">29.01</text:span></text:p>
          </table:table-cell>
          <table:table-cell table:style-name="Table6.A2" office:value-type="string">
            <text:p text:style-name="P31">Mean: <text:span text:style-name="T58">13.51</text:span></text:p>
            <text:p text:style-name="P31">Std: <text:span text:style-name="T58">29.3</text:span></text:p>
          </table:table-cell>
          <table:table-cell table:style-name="Table6.A2" office:value-type="string">
            <text:p text:style-name="P22">Mean: <text:span text:style-name="T20">13.3</text:span></text:p>
            <text:p text:style-name="P22">Std: <text:span text:style-name="T20">29.04</text:span></text:p>
          </table:table-cell>
          <table:table-cell table:style-name="Table6.E2" office:value-type="string">
            <text:p text:style-name="P22">Mean: <text:span text:style-name="T90">13.21</text:span></text:p>
            <text:p text:style-name="P22">Std: <text:span text:style-name="T90">29.06</text:span></text:p>
          </table:table-cell>
        </table:table-row>
      </table:table>
      <text:p text:style-name="P14"/>
      <text:p text:style-name="P9"><text:span text:style-name="T3">Confort/Wellbeing</text:span> signal</text:p>
      <text:p text:style-name="P5"/>
      <table:table table:name="Table7" table:style-name="Table7">
        <table:table-column table:style-name="Table7.A"/>
        <table:table-column table:style-name="Table7.B" table:number-columns-repeated="2"/>
        <table:table-column table:style-name="Table7.D"/>
        <table:table-column table:style-name="Table7.E"/>
        <table:table-row>
          <table:table-cell table:style-name="Table7.A1" office:value-type="string">
            <text:p text:style-name="P15">User <text:span text:style-name="T4">Prof</text:span>-<text:span text:style-name="T4">Factor</text:span></text:p>
          </table:table-cell>
          <table:table-cell table:style-name="Table7.A1" office:value-type="string">
            <text:p text:style-name="P21">0.0001</text:p>
          </table:table-cell>
          <table:table-cell table:style-name="Table7.A1" office:value-type="string">
            <text:p text:style-name="P21">0.0005</text:p>
          </table:table-cell>
          <table:table-cell table:style-name="Table7.A1" office:value-type="string">
            <text:p text:style-name="P21">0.001</text:p>
          </table:table-cell>
          <table:table-cell table:style-name="Table7.E1" office:value-type="string">
            <text:p text:style-name="P21">0.005</text:p>
          </table:table-cell>
        </table:table-row>
        <table:table-row>
          <table:table-cell table:style-name="Table7.A2" office:value-type="string">
            <text:p text:style-name="P19">Engaged complete</text:p>
          </table:table-cell>
          <table:table-cell table:style-name="Table7.A2" office:value-type="string">
            <text:p text:style-name="P22">Mean: <text:span text:style-name="T114">88.25</text:span></text:p>
            <text:p text:style-name="P22">Std: <text:span text:style-name="T114">3</text:span></text:p>
          </table:table-cell>
          <table:table-cell table:style-name="Table7.A2" office:value-type="string">
            <text:p text:style-name="P22">Mean: <text:span text:style-name="T27">88.17</text:span></text:p>
            <text:p text:style-name="P22">Std: <text:span text:style-name="T27">2.92</text:span></text:p>
          </table:table-cell>
          <table:table-cell table:style-name="Table7.A2" office:value-type="string">
            <text:p text:style-name="P23">Mean: <text:s/><text:span text:style-name="T8">88.25</text:span></text:p>
            <text:p text:style-name="P23">Std: <text:span text:style-name="T8">2.95</text:span></text:p>
          </table:table-cell>
          <table:table-cell table:style-name="Table7.E2" office:value-type="string">
            <text:p text:style-name="P34">Mean: <text:span text:style-name="T101">88.08</text:span></text:p>
            <text:p text:style-name="P34">Std: <text:span text:style-name="T101">2.94</text:span></text:p>
          </table:table-cell>
        </table:table-row>
        <table:table-row>
          <table:table-cell table:style-name="Table7.A2" office:value-type="string">
            <text:p text:style-name="P19">Engaged touch</text:p>
          </table:table-cell>
          <table:table-cell table:style-name="Table7.A2" office:value-type="string">
            <text:p text:style-name="P22">Mean: <text:span text:style-name="T126">88.52</text:span></text:p>
            <text:p text:style-name="P22">Std: <text:span text:style-name="T127">2.89</text:span></text:p>
          </table:table-cell>
          <table:table-cell table:style-name="Table7.A2" office:value-type="string">
            <text:p text:style-name="P22">Mean: <text:span text:style-name="T38">88.42</text:span></text:p>
            <text:p text:style-name="P22">Std: <text:span text:style-name="T38">2.92</text:span></text:p>
          </table:table-cell>
          <table:table-cell table:style-name="Table7.A2" office:value-type="string">
            <text:p text:style-name="P22">Mean: <text:span text:style-name="T11">88.44</text:span></text:p>
            <text:p text:style-name="P22">Std: <text:span text:style-name="T11">2.93</text:span></text:p>
          </table:table-cell>
          <table:table-cell table:style-name="Table7.E2" office:value-type="string">
            <text:p text:style-name="P34">Mean: <text:s/><text:span text:style-name="T63">88.56</text:span></text:p>
            <text:p text:style-name="P34">Std: <text:span text:style-name="T63">3.01</text:span></text:p>
          </table:table-cell>
        </table:table-row>
        <table:table-row>
          <table:table-cell table:style-name="Table7.A2" office:value-type="string">
            <text:p text:style-name="P19">Engaged answers</text:p>
          </table:table-cell>
          <table:table-cell table:style-name="Table7.A2" office:value-type="string">
            <text:p text:style-name="P22">Mean: <text:span text:style-name="T132">91.96</text:span></text:p>
            <text:p text:style-name="P22">Std: <text:span text:style-name="T132">2.89</text:span></text:p>
          </table:table-cell>
          <table:table-cell table:style-name="Table7.A2" office:value-type="string">
            <text:p text:style-name="P22">Mean: <text:span text:style-name="T37">81.98</text:span></text:p>
            <text:p text:style-name="P22">Std: <text:span text:style-name="T37">3.28</text:span></text:p>
          </table:table-cell>
          <table:table-cell table:style-name="Table7.A2" office:value-type="string">
            <text:p text:style-name="P26">Mean: <text:span text:style-name="T23">81.71</text:span></text:p>
            <text:p text:style-name="P26">Std: <text:span text:style-name="T23">3.11</text:span></text:p>
          </table:table-cell>
          <table:table-cell table:style-name="Table7.E2" office:value-type="string">
            <text:p text:style-name="P22">Mean: <text:span text:style-name="T109">81.14</text:span></text:p>
            <text:p text:style-name="P22">Std: <text:span text:style-name="T109">3.84</text:span></text:p>
          </table:table-cell>
        </table:table-row>
        <table:table-row>
          <table:table-cell table:style-name="Table7.A2" office:value-type="string">
            <text:p text:style-name="P19">Neutral</text:p>
          </table:table-cell>
          <table:table-cell table:style-name="Table7.A2" office:value-type="string">
            <text:p text:style-name="P22">Mean: <text:span text:style-name="T139">79.42</text:span></text:p>
            <text:p text:style-name="P22">Std: <text:span text:style-name="T139">5.3</text:span></text:p>
          </table:table-cell>
          <table:table-cell table:style-name="Table7.A2" office:value-type="string">
            <text:p text:style-name="P22">Mean: <text:span text:style-name="T45">79.57</text:span></text:p>
            <text:p text:style-name="P22">Std: <text:span text:style-name="T45">5.44</text:span></text:p>
          </table:table-cell>
          <table:table-cell table:style-name="Table7.A2" office:value-type="string">
            <text:p text:style-name="P22">Mean: <text:span text:style-name="T14">80.78</text:span></text:p>
            <text:p text:style-name="P22">Std: <text:span text:style-name="T14">5.31</text:span></text:p>
          </table:table-cell>
          <table:table-cell table:style-name="Table7.E2" office:value-type="string">
            <text:p text:style-name="P22">Mean: <text:span text:style-name="T70">80.71</text:span></text:p>
            <text:p text:style-name="P22">Std: <text:span text:style-name="T70">5.27</text:span></text:p>
          </table:table-cell>
        </table:table-row>
        <table:table-row>
          <table:table-cell table:style-name="Table7.A2" office:value-type="string">
            <text:p text:style-name="P19">Disengaged answers</text:p>
          </table:table-cell>
          <table:table-cell table:style-name="Table7.A2" office:value-type="string">
            <text:p text:style-name="P22">Mean: <text:span text:style-name="T151">21.47</text:span></text:p>
            <text:p text:style-name="P22">Std: <text:span text:style-name="T152">11.93</text:span></text:p>
          </table:table-cell>
          <table:table-cell table:style-name="Table7.A2" office:value-type="string">
            <text:p text:style-name="P22">Mean: <text:span text:style-name="T49">21.99</text:span></text:p>
            <text:p text:style-name="P22">Std: <text:span text:style-name="T49">11.56</text:span></text:p>
          </table:table-cell>
          <table:table-cell table:style-name="Table7.A2" office:value-type="string">
            <text:p text:style-name="P22">Mean: <text:span text:style-name="T16">21.65</text:span></text:p>
            <text:p text:style-name="P22">Std: <text:span text:style-name="T16">11.45</text:span></text:p>
          </table:table-cell>
          <table:table-cell table:style-name="Table7.E2" office:value-type="string">
            <text:p text:style-name="P22">Mean: <text:span text:style-name="T79">24.39</text:span></text:p>
            <text:p text:style-name="P22">Std: <text:span text:style-name="T79">12.16</text:span></text:p>
          </table:table-cell>
        </table:table-row>
        <table:table-row>
          <table:table-cell table:style-name="Table7.A2" office:value-type="string">
            <text:p text:style-name="P19">Disengaged touch</text:p>
          </table:table-cell>
          <table:table-cell table:style-name="Table7.A2" office:value-type="string">
            <text:p text:style-name="P22">Mean: <text:span text:style-name="T144">39.22</text:span></text:p>
            <text:p text:style-name="P22">Std: <text:span text:style-name="T144">14.15</text:span></text:p>
          </table:table-cell>
          <table:table-cell table:style-name="Table7.A2" office:value-type="string">
            <text:p text:style-name="P31">Mean: <text:span text:style-name="T53">65.03</text:span></text:p>
            <text:p text:style-name="P31">Std: <text:span text:style-name="T53">17.35</text:span></text:p>
          </table:table-cell>
          <table:table-cell table:style-name="Table7.A2" office:value-type="string">
            <text:p text:style-name="P22">Mean: <text:span text:style-name="T19">74.5</text:span></text:p>
            <text:p text:style-name="P22">Std: <text:span text:style-name="T19">10.33</text:span></text:p>
          </table:table-cell>
          <table:table-cell table:style-name="Table7.E2" office:value-type="string">
            <text:p text:style-name="P22">Mean: <text:span text:style-name="T85">47.86</text:span></text:p>
            <text:p text:style-name="P22">Std: <text:span text:style-name="T85">12.11</text:span></text:p>
          </table:table-cell>
        </table:table-row>
        <table:table-row>
          <table:table-cell table:style-name="Table7.A2" office:value-type="string">
            <text:p text:style-name="P19">Disengaged complete</text:p>
          </table:table-cell>
          <table:table-cell table:style-name="Table7.A2" office:value-type="string">
            <text:p text:style-name="P22">Mean: <text:span text:style-name="T156">21.41</text:span></text:p>
            <text:p text:style-name="P22">Std: <text:span text:style-name="T156">11.85</text:span></text:p>
          </table:table-cell>
          <table:table-cell table:style-name="Table7.A2" office:value-type="string">
            <text:p text:style-name="P22">Mean: <text:span text:style-name="T58">20.88</text:span></text:p>
            <text:p text:style-name="P22">Std: <text:span text:style-name="T58">11.8</text:span></text:p>
          </table:table-cell>
          <table:table-cell table:style-name="Table7.A2" office:value-type="string">
            <text:p text:style-name="P22">Mean: <text:span text:style-name="T20">22.18</text:span></text:p>
            <text:p text:style-name="P22">Std: <text:span text:style-name="T20">12.03</text:span></text:p>
          </table:table-cell>
          <table:table-cell table:style-name="Table7.E2" office:value-type="string">
            <text:p text:style-name="P22">Mean: <text:span text:style-name="T90">22.04</text:span></text:p>
            <text:p text:style-name="P22">Std: <text:span text:style-name="T90">12.21</text:span></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22:16:42.769654608</meta:creation-date>
    <dc:date>2019-09-17T13:09:01.779134101</dc:date>
    <meta:editing-duration>PT7H1M3S</meta:editing-duration>
    <meta:editing-cycles>265</meta:editing-cycles>
    <meta:generator>LibreOffice/5.1.6.2$Linux_X86_64 LibreOffice_project/10m0$Build-2</meta:generator>
    <meta:document-statistic meta:table-count="7" meta:image-count="0" meta:object-count="0" meta:page-count="4" meta:paragraph-count="543" meta:word-count="1164" meta:character-count="6585" meta:non-whitespace-character-count="5903"/>
  </office:meta>
</office:document-meta>
</file>